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.91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2cm"/>
    </style:style>
    <style:style style:name="co8" style:family="table-column">
      <style:table-column-properties fo:break-before="auto" style:column-width="2.547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2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map style:condition="cell-content()=&quot;inf&quot;" style:apply-style-name="Bad" style:base-cell-address="'interpolation parameters'.AJ60"/>
    </style:style>
    <style:style style:name="ce2" style:family="table-cell" style:parent-style-name="Default">
      <style:map style:condition="cell-content()=&quot;inf&quot;" style:apply-style-name="Bad" style:base-cell-address="'interpolation parameters'.AJ60"/>
    </style:style>
    <style:style style:name="ce3" style:family="table-cell" style:parent-style-name="Default">
      <style:map style:condition="cell-content()=&quot;inf&quot;" style:apply-style-name="Bad" style:base-cell-address="'interpolation parameters'.AJ60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=&quot;inf&quot;" style:apply-style-name="Bad" style:base-cell-address="'interpolation parameters'.AJ6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inf&quot;" style:apply-style-name="Bad" style:base-cell-address="'interpolation parameters'.AJ60"/>
    </style:style>
    <style:style style:name="ce6" style:family="table-cell" style:parent-style-name="Default">
      <style:table-cell-properties fo:border-bottom="none" fo:border-left="0.74pt solid #000000" fo:border-right="none" fo:border-top="none"/>
      <style:map style:condition="cell-content()=&quot;inf&quot;" style:apply-style-name="Bad" style:base-cell-address="'interpolation parameters'.AJ6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map style:condition="cell-content()=&quot;inf&quot;" style:apply-style-name="Bad" style:base-cell-address="'interpolation parameters'.AJ60"/>
    </style:style>
    <style:style style:name="ce8" style:family="table-cell" style:parent-style-name="Default">
      <style:table-cell-properties fo:border-bottom="none" fo:border-left="none" fo:border-right="none" fo:border-top="0.74pt solid #000000"/>
      <style:map style:condition="cell-content()=&quot;inf&quot;" style:apply-style-name="Bad" style:base-cell-address="'interpolation parameters'.AJ60"/>
    </style:style>
    <style:style style:name="ce9" style:family="table-cell" style:parent-style-name="Default" style:data-style-name="N111">
      <style:map style:condition="cell-content()=&quot;inf&quot;" style:apply-style-name="Bad" style:base-cell-address="'interpolation parameters'.AJ60"/>
    </style:style>
    <style:style style:name="ce10" style:family="table-cell" style:parent-style-name="Default" style:data-style-name="N111">
      <style:table-cell-properties fo:border-bottom="0.74pt solid #000000" fo:border-left="none" fo:border-right="none" fo:border-top="none"/>
      <style:map style:condition="cell-content()=&quot;inf&quot;" style:apply-style-name="Bad" style:base-cell-address="'interpolation parameters'.AJ60"/>
    </style:style>
    <style:style style:name="ce11" style:family="table-cell" style:parent-style-name="Default" style:data-style-name="N111">
      <style:table-cell-properties fo:border="none"/>
      <style:map style:condition="cell-content()=&quot;inf&quot;" style:apply-style-name="Bad" style:base-cell-address="'interpolation parameters'.AJ60"/>
    </style:style>
    <style:style style:name="ce12" style:family="table-cell" style:parent-style-name="Default" style:data-style-name="N2">
      <style:map style:condition="cell-content()=&quot;inf&quot;" style:apply-style-name="Bad" style:base-cell-address="'interpolation parameters'.AJ60"/>
    </style:style>
    <style:style style:name="ce13" style:family="table-cell" style:parent-style-name="Default" style:data-style-name="N2">
      <style:table-cell-properties fo:border-bottom="none" fo:border-left="none" fo:border-right="none" fo:border-top="0.74pt solid #000000"/>
      <style:map style:condition="cell-content()=&quot;inf&quot;" style:apply-style-name="Bad" style:base-cell-address="'interpolation parameters'.AJ60"/>
    </style:style>
    <style:style style:name="ce14" style:family="table-cell" style:parent-style-name="Default" style:data-style-name="N2">
      <style:table-cell-properties fo:border-bottom="0.74pt solid #000000" fo:border-left="none" fo:border-right="none" fo:border-top="none"/>
      <style:map style:condition="cell-content()=&quot;inf&quot;" style:apply-style-name="Bad" style:base-cell-address="'interpolation parameters'.AJ60"/>
    </style:style>
    <style:style style:name="ce15" style:family="table-cell" style:parent-style-name="Default" style:data-style-name="N2">
      <style:table-cell-properties fo:border-bottom="none" fo:border-left="none" fo:border-right="0.74pt solid #000000" fo:border-top="0.74pt solid #000000"/>
      <style:map style:condition="cell-content()=&quot;inf&quot;" style:apply-style-name="Bad" style:base-cell-address="'interpolation parameters'.AJ60"/>
    </style:style>
    <style:style style:name="ce16" style:family="table-cell" style:parent-style-name="Default" style:data-style-name="N2">
      <style:table-cell-properties fo:border-bottom="none" fo:border-left="none" fo:border-right="0.74pt solid #000000" fo:border-top="none"/>
      <style:map style:condition="cell-content()=&quot;inf&quot;" style:apply-style-name="Bad" style:base-cell-address="'interpolation parameters'.AJ60"/>
    </style:style>
    <style:style style:name="ce17" style:family="table-cell" style:parent-style-name="Default" style:data-style-name="N2">
      <style:table-cell-properties fo:border-bottom="0.74pt solid #000000" fo:border-left="none" fo:border-right="0.74pt solid #000000" fo:border-top="none"/>
      <style:map style:condition="cell-content()=&quot;inf&quot;" style:apply-style-name="Bad" style:base-cell-address="'interpolation parameters'.AJ60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 style:data-style-name="N112">
      <style:table-cell-properties fo:border="none"/>
    </style:style>
    <style:style style:name="ce26" style:family="table-cell" style:parent-style-name="Default" style:data-style-name="N112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112">
      <style:table-cell-properties fo:background-color="#e16173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2"/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 style:data-style-name="N2"/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6" style:family="table-cell" style:parent-style-name="Default" style:data-style-name="N11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7" style:family="table-cell" style:parent-style-name="Default" style:data-style-name="N11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&lt;1" style:apply-style-name="Bad" style:base-cell-address="'data analysis'.K3"/>
    </style:style>
    <style:style style:name="ce4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map style:condition="cell-content()&lt;1" style:apply-style-name="Bad" style:base-cell-address="'data analysis'.K3"/>
    </style:style>
    <style:style style:name="ce82" style:family="table-cell" style:parent-style-name="Default">
      <style:table-cell-properties fo:border-bottom="none" fo:background-color="#81aca6" style:text-align-source="fix" style:repeat-content="false" fo:border-left="none" fo:border-right="none" fo:border-top="0.74pt solid #000000"/>
      <style:paragraph-properties fo:text-align="center" fo:margin-left="0cm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1" style:apply-style-name="Bad" style:base-cell-address="'data analysis'.K3"/>
    </style:style>
    <style:style style:name="ce4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&lt;1" style:apply-style-name="Bad" style:base-cell-address="'data analysis'.K3"/>
    </style:style>
    <style:style style:name="ce88" style:family="table-cell" style:parent-style-name="Default">
      <style:table-cell-properties fo:border-bottom="none" fo:background-color="#81aca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>
      <style:graphic-properties draw:stroke="none" svg:stroke-color="#000000" draw:fill="solid" draw:fill-color="#ffffff" fo:min-height="7.677cm"/>
      <style:text-properties fo:font-family="Ubuntu" style:font-pitch="variable" fo:font-size="14pt" style:font-size-asian="14pt" style:font-size-complex="14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svg:stroke-color="#000000" draw:fill="solid" draw:fill-color="#ffffff" fo:min-height="10.509cm" draw:shadow="visible" draw:shadow-offset-x="0.247cm" draw:shadow-offset-y="0.247cm" draw:shadow-opacity="18%"/>
      <style:text-properties fo:font-family="Ubuntu" style:font-pitch="variable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solid" draw:fill-color="#ffffff"/>
      <style:paragraph-properties style:writing-mode="lr-tb"/>
      <style:text-properties fo:font-family="Ubuntu" style:font-pitch="variable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family="Ubuntu" style:font-pitch="variable"/>
    </style:style>
    <style:style style:name="T1" style:family="text">
      <style:text-properties fo:font-family="Ubuntu" style:font-pitch="variable" fo:font-size="14pt" style:font-size-asian="14pt" style:font-size-complex="14pt"/>
    </style:style>
    <style:style style:name="T2" style:family="text">
      <style:text-properties fo:font-family="Ubuntu" style:font-pitch="variable" fo:font-size="12pt" style:font-size-asian="12pt" style:font-size-complex="12pt"/>
    </style:style>
    <style:style style:name="T3" style:family="text">
      <style:text-properties fo:font-family="Ubuntu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interpolation parameters" table:style-name="ta1">
        <table:shapes>
          <draw:frame draw:z-index="0" draw:name="Text Frame 2" draw:style-name="gr1" draw:text-style-name="P1" svg:width="19.505cm" svg:height="7.677cm" svg:x="2.19cm" svg:y="29.284cm">
            <draw:text-box>
              <text:p><text:span text:style-name="T1">N</text:span><text:span text:style-name="T1">o</text:span><text:span text:style-name="T1">t</text:span><text:span text:style-name="T1">e</text:span><text:span text:style-name="T1">s</text:span><text:span text:style-name="T1">.</text:span></text:p>
              <text:p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s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o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s</text:span><text:span text:style-name="T2">c</text:span><text:span text:style-name="T2">o</text:span><text:span text:style-name="T2">u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v</text:span><text:span text:style-name="T2">o</text:span><text:span text:style-name="T2">l</text:span><text:span text:style-name="T2">u</text:span><text:span text:style-name="T2">m</text:span><text:span text:style-name="T2">e</text:span><text:span text:style-name="T2">s</text:span><text:span text:style-name="T2">,</text:span><text:span text:style-name="T2"> </text:span><text:span text:style-name="T2">a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a</text:span><text:span text:style-name="T2">r</text:span><text:span text:style-name="T2">e</text:span><text:span text:style-name="T2">a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t</text:span><text:span text:style-name="T2">h</text:span><text:span text:style-name="T2">i</text:span><text:span text:style-name="T2">c</text:span><text:span text:style-name="T2">k</text:span><text:span text:style-name="T2">n</text:span><text:span text:style-name="T2">e</text:span><text:span text:style-name="T2">s</text:span><text:span text:style-name="T2">s</text:span><text:span text:style-name="T2">.</text:span></text:p>
            </draw:text-box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2" table:default-cell-style-name="ce12"/>
        <table:table-column table:style-name="co1" table:number-columns-repeated="11" table:default-cell-style-name="ce1"/>
        <table:table-column table:style-name="co4" table:number-columns-repeated="4" table:default-cell-style-name="ce1"/>
        <table:table-column table:style-name="co1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un Parameters</text:p>
          </table:table-cell>
          <table:covered-table-cell table:style-name="ce3"/>
          <table:table-cell/>
          <table:table-cell table:style-name="ce4" office:value-type="string" calcext:value-type="string" table:number-columns-spanned="8" table:number-rows-spanned="1">
            <text:p>DEPOSITION VOLUME</text:p>
          </table:table-cell>
          <table:covered-table-cell table:number-columns-repeated="5" table:style-name="ce8"/>
          <table:covered-table-cell table:style-name="ce13"/>
          <table:covered-table-cell table:style-name="ce15"/>
          <table:table-cell/>
          <table:table-cell table:style-name="ce4" office:value-type="string" calcext:value-type="string" table:number-columns-spanned="8" table:number-rows-spanned="1">
            <text:p>EROSION VOLUME</text:p>
          </table:table-cell>
          <table:covered-table-cell table:number-columns-repeated="5" table:style-name="ce8"/>
          <table:covered-table-cell table:style-name="ce13"/>
          <table:covered-table-cell table:style-name="ce15"/>
          <table:table-cell/>
          <table:table-cell table:style-name="ce4" office:value-type="string" calcext:value-type="string" table:number-columns-spanned="8" table:number-rows-spanned="1">
            <text:p>ACTIVE AREA</text:p>
          </table:table-cell>
          <table:covered-table-cell table:number-columns-repeated="5" table:style-name="ce8"/>
          <table:covered-table-cell table:style-name="ce13"/>
          <table:covered-table-cell table:style-name="ce15"/>
          <table:table-cell/>
          <table:table-cell table:style-name="ce4" office:value-type="string" calcext:value-type="string" table:number-columns-spanned="8" table:number-rows-spanned="1">
            <text:p>ACTIVE THICKNESS</text:p>
          </table:table-cell>
          <table:covered-table-cell table:number-columns-repeated="5" table:style-name="ce8"/>
          <table:covered-table-cell table:style-name="ce13"/>
          <table:covered-table-cell table:style-name="ce15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81134397311408" calcext:value-type="float">
            <text:p>1.811</text:p>
          </table:table-cell>
          <table:table-cell table:style-name="ce9" office:value-type="float" office:value="1.95605392897515" calcext:value-type="float">
            <text:p>1.956</text:p>
          </table:table-cell>
          <table:table-cell table:style-name="ce9" office:value-type="float" office:value="1.9054932027479" calcext:value-type="float">
            <text:p>1.905</text:p>
          </table:table-cell>
          <table:table-cell table:style-name="ce9" office:value-type="float" office:value="1.79465876474751" calcext:value-type="float">
            <text:p>1.795</text:p>
          </table:table-cell>
          <table:table-cell table:style-name="ce11" table:formula="of:=AVERAGE([.E4:.H4])" office:value-type="float" office:value="1.86688746739616" calcext:value-type="float">
            <text:p>1.867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81933322323389" calcext:value-type="float">
            <text:p>1.819</text:p>
          </table:table-cell>
          <table:table-cell table:style-name="ce9" office:value-type="float" office:value="1.95243404559683" calcext:value-type="float">
            <text:p>1.952</text:p>
          </table:table-cell>
          <table:table-cell table:style-name="ce9" office:value-type="float" office:value="1.9121775907342" calcext:value-type="float">
            <text:p>1.912</text:p>
          </table:table-cell>
          <table:table-cell table:style-name="ce9" office:value-type="float" office:value="1.82122466494358" calcext:value-type="float">
            <text:p>1.821</text:p>
          </table:table-cell>
          <table:table-cell table:style-name="ce11" table:formula="of:=AVERAGE([.N4:.Q4])" office:value-type="float" office:value="1.87629238112712" calcext:value-type="float">
            <text:p>1.876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4635096.08150592" calcext:value-type="float">
            <text:p>4635096.082</text:p>
          </table:table-cell>
          <table:table-cell table:style-name="ce9" office:value-type="float" office:value="4814654.00656501" calcext:value-type="float">
            <text:p>4814654.007</text:p>
          </table:table-cell>
          <table:table-cell table:style-name="ce9" office:value-type="float" office:value="4878081.14193426" calcext:value-type="float">
            <text:p>4878081.142</text:p>
          </table:table-cell>
          <table:table-cell table:style-name="ce9" office:value-type="float" office:value="4747962.50109659" calcext:value-type="float">
            <text:p>4747962.501</text:p>
          </table:table-cell>
          <table:table-cell table:style-name="ce11" table:formula="of:=AVERAGE([.W4:.Z4])" office:value-type="float" office:value="4768948.43277545" calcext:value-type="float">
            <text:p>4768948.433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.91558780171775" calcext:value-type="float">
            <text:p>5.916</text:p>
          </table:table-cell>
          <table:table-cell table:style-name="ce9" office:value-type="float" office:value="5.92955964447211" calcext:value-type="float">
            <text:p>5.930</text:p>
          </table:table-cell>
          <table:table-cell table:style-name="ce9" office:value-type="float" office:value="6.06146953268213" calcext:value-type="float">
            <text:p>6.061</text:p>
          </table:table-cell>
          <table:table-cell table:style-name="ce9" office:value-type="float" office:value="6.1204667582405" calcext:value-type="float">
            <text:p>6.120</text:p>
          </table:table-cell>
          <table:table-cell table:style-name="ce11" table:formula="of:=AVERAGE([.AF4:.AI4])" office:value-type="float" office:value="6.00677093427812" calcext:value-type="float">
            <text:p>6.007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277627429836554" calcext:value-type="float">
            <text:p>0.003</text:p>
          </table:table-cell>
          <table:table-cell table:style-name="ce9" office:value-type="float" office:value="0.00335455245258008" calcext:value-type="float">
            <text:p>0.003</text:p>
          </table:table-cell>
          <table:table-cell table:style-name="ce9" office:value-type="float" office:value="0.00244182252221166" calcext:value-type="float">
            <text:p>0.002</text:p>
          </table:table-cell>
          <table:table-cell table:style-name="ce9" office:value-type="float" office:value="0.000900363066771583" calcext:value-type="float">
            <text:p>0.001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523309373181183" calcext:value-type="float">
            <text:p>0.005</text:p>
          </table:table-cell>
          <table:table-cell table:style-name="ce9" office:value-type="float" office:value="0.0056357962010106" calcext:value-type="float">
            <text:p>0.006</text:p>
          </table:table-cell>
          <table:table-cell table:style-name="ce9" office:value-type="float" office:value="0.00224776785347071" calcext:value-type="float">
            <text:p>0.002</text:p>
          </table:table-cell>
          <table:table-cell table:style-name="ce9" office:value-type="float" office:value="0.00134356946366763" calcext:value-type="float">
            <text:p>0.001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30202862494.4722" calcext:value-type="float">
            <text:p>30202862494.472</text:p>
          </table:table-cell>
          <table:table-cell table:style-name="ce9" office:value-type="float" office:value="33670437453.6678" calcext:value-type="float">
            <text:p>33670437453.668</text:p>
          </table:table-cell>
          <table:table-cell table:style-name="ce9" office:value-type="float" office:value="25152872876.8942" calcext:value-type="float">
            <text:p>25152872876.894</text:p>
          </table:table-cell>
          <table:table-cell table:style-name="ce9" office:value-type="float" office:value="17166817366.7022" calcext:value-type="float">
            <text:p>17166817366.702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789601361761966" calcext:value-type="float">
            <text:p>0.008</text:p>
          </table:table-cell>
          <table:table-cell table:style-name="ce9" office:value-type="float" office:value="0.0111536796405102" calcext:value-type="float">
            <text:p>0.011</text:p>
          </table:table-cell>
          <table:table-cell table:style-name="ce9" office:value-type="float" office:value="0.0069506582834538" calcext:value-type="float">
            <text:p>0.007</text:p>
          </table:table-cell>
          <table:table-cell table:style-name="ce9" office:value-type="float" office:value="0.00386593395597768" calcext:value-type="float">
            <text:p>0.004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132.933467512867" calcext:value-type="float">
            <text:p>132.933</text:p>
          </table:table-cell>
          <table:table-cell table:style-name="ce9" office:value-type="float" office:value="173.050971426076" calcext:value-type="float">
            <text:p>173.051</text:p>
          </table:table-cell>
          <table:table-cell table:style-name="ce9" office:value-type="float" office:value="150.642639501198" calcext:value-type="float">
            <text:p>150.643</text:p>
          </table:table-cell>
          <table:table-cell table:style-name="ce9" office:value-type="float" office:value="107.946309329813" calcext:value-type="float">
            <text:p>107.946</text:p>
          </table:table-cell>
          <table:table-cell table:style-name="ce11" table:formula="of:=AVERAGE([.E6:.H6])" office:value-type="float" office:value="141.143346942488" calcext:value-type="float">
            <text:p>141.143</text:p>
          </table:table-cell>
          <table:table-cell table:formula="of:=[.$I6]/[.$A4]" office:value-type="float" office:value="3.00304993494656" calcext:value-type="float">
            <text:p>3.00</text:p>
          </table:table-cell>
          <table:table-cell table:style-name="ce16" table:formula="of:=[.$I6]/[.$B4]" office:value-type="float" office:value="1.50152496747328" calcext:value-type="float">
            <text:p>1.50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2.226339321823" calcext:value-type="float">
            <text:p>142.226</text:p>
          </table:table-cell>
          <table:table-cell table:style-name="ce9" office:value-type="float" office:value="179.311922708427" calcext:value-type="float">
            <text:p>179.312</text:p>
          </table:table-cell>
          <table:table-cell table:style-name="ce9" office:value-type="float" office:value="160.498257821588" calcext:value-type="float">
            <text:p>160.498</text:p>
          </table:table-cell>
          <table:table-cell table:style-name="ce9" office:value-type="float" office:value="128.177088726401" calcext:value-type="float">
            <text:p>128.177</text:p>
          </table:table-cell>
          <table:table-cell table:style-name="ce11" table:formula="of:=AVERAGE([.N6:.Q6])" office:value-type="float" office:value="152.55340214456" calcext:value-type="float">
            <text:p>152.553</text:p>
          </table:table-cell>
          <table:table-cell table:style-name="ce12" table:formula="of:=[.R6]/[.$A4]" office:value-type="float" office:value="3.24581706690553" calcext:value-type="float">
            <text:p>3.25</text:p>
          </table:table-cell>
          <table:table-cell table:style-name="ce16" table:formula="of:=[.R6]/[.$B4]" office:value-type="float" office:value="1.62290853345276" calcext:value-type="float">
            <text:p>1.6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90.1133893870369" calcext:value-type="float">
            <text:p>90.113</text:p>
          </table:table-cell>
          <table:table-cell table:style-name="ce9" office:value-type="float" office:value="113.499162583142" calcext:value-type="float">
            <text:p>113.499</text:p>
          </table:table-cell>
          <table:table-cell table:style-name="ce9" office:value-type="float" office:value="119.154901762677" calcext:value-type="float">
            <text:p>119.155</text:p>
          </table:table-cell>
          <table:table-cell table:style-name="ce9" office:value-type="float" office:value="96.9467558517581" calcext:value-type="float">
            <text:p>96.947</text:p>
          </table:table-cell>
          <table:table-cell table:style-name="ce11" table:formula="of:=AVERAGE([.W6:.Z6])" office:value-type="float" office:value="104.928552396153" calcext:value-type="float">
            <text:p>104.929</text:p>
          </table:table-cell>
          <table:table-cell table:style-name="ce12" table:formula="of:=[.AA6]/[.$A4]" office:value-type="float" office:value="2.23252239140752" calcext:value-type="float">
            <text:p>2.23</text:p>
          </table:table-cell>
          <table:table-cell table:style-name="ce16" table:formula="of:=[.AA6]/[.$B4]" office:value-type="float" office:value="1.11626119570376" calcext:value-type="float">
            <text:p>1.1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37.6158662947774" calcext:value-type="float">
            <text:p>37.616</text:p>
          </table:table-cell>
          <table:table-cell table:style-name="ce9" office:value-type="float" office:value="44.0044406089706" calcext:value-type="float">
            <text:p>44.004</text:p>
          </table:table-cell>
          <table:table-cell table:style-name="ce9" office:value-type="float" office:value="38.8282841734388" calcext:value-type="float">
            <text:p>38.828</text:p>
          </table:table-cell>
          <table:table-cell table:style-name="ce9" office:value-type="float" office:value="34.0145995515586" calcext:value-type="float">
            <text:p>34.015</text:p>
          </table:table-cell>
          <table:table-cell table:style-name="ce11" table:formula="of:=AVERAGE([.AF6:.AI6])" office:value-type="float" office:value="38.6157976571864" calcext:value-type="float">
            <text:p>38.616</text:p>
          </table:table-cell>
          <table:table-cell table:style-name="ce12" table:formula="of:=[.AJ6]/[.$A4]" office:value-type="float" office:value="0.821612716110348" calcext:value-type="float">
            <text:p>0.82</text:p>
          </table:table-cell>
          <table:table-cell table:style-name="ce16" table:formula="of:=[.AJ6]/[.$B4]" office:value-type="float" office:value="0.410806358055174" calcext:value-type="float">
            <text:p>0.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119.7326940403" calcext:value-type="float">
            <text:p>119.733</text:p>
          </table:table-cell>
          <table:table-cell table:style-name="ce9" office:value-type="float" office:value="145.20221750386" calcext:value-type="float">
            <text:p>145.202</text:p>
          </table:table-cell>
          <table:table-cell table:style-name="ce9" office:value-type="float" office:value="102.244328681172" calcext:value-type="float">
            <text:p>102.244</text:p>
          </table:table-cell>
          <table:table-cell table:style-name="ce9" office:value-type="float" office:value="35.2212276771013" calcext:value-type="float">
            <text:p>35.221</text:p>
          </table:table-cell>
          <table:table-cell table:style-name="ce11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32.456189677595" calcext:value-type="float">
            <text:p>232.456</text:p>
          </table:table-cell>
          <table:table-cell table:style-name="ce9" office:value-type="float" office:value="250.634746738268" calcext:value-type="float">
            <text:p>250.635</text:p>
          </table:table-cell>
          <table:table-cell table:style-name="ce9" office:value-type="float" office:value="97.0937542948638" calcext:value-type="float">
            <text:p>97.094</text:p>
          </table:table-cell>
          <table:table-cell table:style-name="ce9" office:value-type="float" office:value="56.1605488374512" calcext:value-type="float">
            <text:p>56.161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59.554107210443" calcext:value-type="float">
            <text:p>159.554</text:p>
          </table:table-cell>
          <table:table-cell table:style-name="ce9" office:value-type="float" office:value="188.217270617592" calcext:value-type="float">
            <text:p>188.217</text:p>
          </table:table-cell>
          <table:table-cell table:style-name="ce9" office:value-type="float" office:value="140.724954886899" calcext:value-type="float">
            <text:p>140.725</text:p>
          </table:table-cell>
          <table:table-cell table:style-name="ce9" office:value-type="float" office:value="90.2337754946059" calcext:value-type="float">
            <text:p>90.234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4.733471345932" calcext:value-type="float">
            <text:p>14.733</text:p>
          </table:table-cell>
          <table:table-cell table:style-name="ce9" office:value-type="float" office:value="22.6162200016902" calcext:value-type="float">
            <text:p>22.616</text:p>
          </table:table-cell>
          <table:table-cell table:style-name="ce9" office:value-type="float" office:value="12.5557004815307" calcext:value-type="float">
            <text:p>12.556</text:p>
          </table:table-cell>
          <table:table-cell table:style-name="ce9" office:value-type="float" office:value="6.44163686444508" calcext:value-type="float">
            <text:p>6.442</text:p>
          </table:table-cell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24132213082158" calcext:value-type="float">
            <text:p>2.241</text:p>
          </table:table-cell>
          <table:table-cell table:style-name="ce9" office:value-type="float" office:value="2.25593181824792" calcext:value-type="float">
            <text:p>2.256</text:p>
          </table:table-cell>
          <table:table-cell table:style-name="ce9" office:value-type="float" office:value="2.3993774924328" calcext:value-type="float">
            <text:p>2.399</text:p>
          </table:table-cell>
          <table:table-cell table:style-name="ce9" office:value-type="float" office:value="2.4165552390346" calcext:value-type="float">
            <text:p>2.417</text:p>
          </table:table-cell>
          <table:table-cell table:style-name="ce11" table:formula="of:=AVERAGE([.E13:.H13])" office:value-type="float" office:value="2.32829667013423" calcext:value-type="float">
            <text:p>2.328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44093852115861" calcext:value-type="float">
            <text:p>2.441</text:p>
          </table:table-cell>
          <table:table-cell table:style-name="ce9" office:value-type="float" office:value="2.4022969561201" calcext:value-type="float">
            <text:p>2.402</text:p>
          </table:table-cell>
          <table:table-cell table:style-name="ce9" office:value-type="float" office:value="2.57877793820021" calcext:value-type="float">
            <text:p>2.579</text:p>
          </table:table-cell>
          <table:table-cell table:style-name="ce9" office:value-type="float" office:value="2.73353084329546" calcext:value-type="float">
            <text:p>2.734</text:p>
          </table:table-cell>
          <table:table-cell table:style-name="ce11" table:formula="of:=AVERAGE([.N13:.Q13])" office:value-type="float" office:value="2.5388860646936" calcext:value-type="float">
            <text:p>2.539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444046.28875165" calcext:value-type="float">
            <text:p>5444046.289</text:p>
          </table:table-cell>
          <table:table-cell table:style-name="ce9" office:value-type="float" office:value="5370683.72308134" calcext:value-type="float">
            <text:p>5370683.723</text:p>
          </table:table-cell>
          <table:table-cell table:style-name="ce9" office:value-type="float" office:value="5567090.84268318" calcext:value-type="float">
            <text:p>5567090.843</text:p>
          </table:table-cell>
          <table:table-cell table:style-name="ce9" office:value-type="float" office:value="5639614.65758385" calcext:value-type="float">
            <text:p>5639614.658</text:p>
          </table:table-cell>
          <table:table-cell table:style-name="ce11" table:formula="of:=AVERAGE([.W13:.Z13])" office:value-type="float" office:value="5505358.878025" calcext:value-type="float">
            <text:p>5505358.878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69193592188695" calcext:value-type="float">
            <text:p>6.692</text:p>
          </table:table-cell>
          <table:table-cell table:style-name="ce9" office:value-type="float" office:value="6.67083016413205" calcext:value-type="float">
            <text:p>6.671</text:p>
          </table:table-cell>
          <table:table-cell table:style-name="ce9" office:value-type="float" office:value="6.49961083984923" calcext:value-type="float">
            <text:p>6.500</text:p>
          </table:table-cell>
          <table:table-cell table:style-name="ce9" office:value-type="float" office:value="6.64151783731529" calcext:value-type="float">
            <text:p>6.642</text:p>
          </table:table-cell>
          <table:table-cell table:style-name="ce11" table:formula="of:=AVERAGE([.AF13:.AI13])" office:value-type="float" office:value="6.62597369079588" calcext:value-type="float">
            <text:p>6.626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825164589843202" calcext:value-type="float">
            <text:p>0.008</text:p>
          </table:table-cell>
          <table:table-cell table:style-name="ce9" office:value-type="float" office:value="0.0198478879922731" calcext:value-type="float">
            <text:p>0.020</text:p>
          </table:table-cell>
          <table:table-cell table:style-name="ce9" office:value-type="float" office:value="0.0240571070233272" calcext:value-type="float">
            <text:p>0.024</text:p>
          </table:table-cell>
          <table:table-cell table:style-name="ce9" office:value-type="float" office:value="0.00602220100340869" calcext:value-type="float">
            <text:p>0.006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143595869457608" calcext:value-type="float">
            <text:p>0.014</text:p>
          </table:table-cell>
          <table:table-cell table:style-name="ce9" office:value-type="float" office:value="0.0316488047187036" calcext:value-type="float">
            <text:p>0.032</text:p>
          </table:table-cell>
          <table:table-cell table:style-name="ce9" office:value-type="float" office:value="0.0619821154276728" calcext:value-type="float">
            <text:p>0.062</text:p>
          </table:table-cell>
          <table:table-cell table:style-name="ce9" office:value-type="float" office:value="0.0287248178752959" calcext:value-type="float">
            <text:p>0.029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21859858740.5257" calcext:value-type="float">
            <text:p>21859858740.526</text:p>
          </table:table-cell>
          <table:table-cell table:style-name="ce9" office:value-type="float" office:value="53510250961.1802" calcext:value-type="float">
            <text:p>53510250961.180</text:p>
          </table:table-cell>
          <table:table-cell table:style-name="ce9" office:value-type="float" office:value="56824086082.3779" calcext:value-type="float">
            <text:p>56824086082.378</text:p>
          </table:table-cell>
          <table:table-cell table:style-name="ce9" office:value-type="float" office:value="25091344979.9996" calcext:value-type="float">
            <text:p>25091344980.000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229856759007711" calcext:value-type="float">
            <text:p>0.023</text:p>
          </table:table-cell>
          <table:table-cell table:style-name="ce9" office:value-type="float" office:value="0.0222905587540959" calcext:value-type="float">
            <text:p>0.022</text:p>
          </table:table-cell>
          <table:table-cell table:style-name="ce9" office:value-type="float" office:value="0.0508426303605661" calcext:value-type="float">
            <text:p>0.051</text:p>
          </table:table-cell>
          <table:table-cell table:style-name="ce9" office:value-type="float" office:value="0.047930954772693" calcext:value-type="float">
            <text:p>0.048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89.5366571564927" calcext:value-type="float">
            <text:p>89.537</text:p>
          </table:table-cell>
          <table:table-cell table:style-name="ce9" office:value-type="float" office:value="100.673485038563" calcext:value-type="float">
            <text:p>100.673</text:p>
          </table:table-cell>
          <table:table-cell table:style-name="ce9" office:value-type="float" office:value="132.209873332002" calcext:value-type="float">
            <text:p>132.210</text:p>
          </table:table-cell>
          <table:table-cell table:style-name="ce9" office:value-type="float" office:value="129.525110837284" calcext:value-type="float">
            <text:p>129.525</text:p>
          </table:table-cell>
          <table:table-cell table:style-name="ce11" table:formula="of:=AVERAGE([.E15:.H15])" office:value-type="float" office:value="112.986281591085" calcext:value-type="float">
            <text:p>112.986</text:p>
          </table:table-cell>
          <table:table-cell table:formula="of:=[.$I15]/[.$A13]" office:value-type="float" office:value="2.05429602892883" calcext:value-type="float">
            <text:p>2.05</text:p>
          </table:table-cell>
          <table:table-cell table:style-name="ce16" table:formula="of:=[.$I15]/[.$B13]" office:value-type="float" office:value="2.05429602892883" calcext:value-type="float">
            <text:p>2.0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04.365370705777" calcext:value-type="float">
            <text:p>104.365</text:p>
          </table:table-cell>
          <table:table-cell table:style-name="ce9" office:value-type="float" office:value="105.090767475104" calcext:value-type="float">
            <text:p>105.091</text:p>
          </table:table-cell>
          <table:table-cell table:style-name="ce9" office:value-type="float" office:value="143.769241974756" calcext:value-type="float">
            <text:p>143.769</text:p>
          </table:table-cell>
          <table:table-cell table:style-name="ce9" office:value-type="float" office:value="164.299488332457" calcext:value-type="float">
            <text:p>164.299</text:p>
          </table:table-cell>
          <table:table-cell table:style-name="ce11" table:formula="of:=AVERAGE([.N15:.Q15])" office:value-type="float" office:value="129.381217122024" calcext:value-type="float">
            <text:p>129.381</text:p>
          </table:table-cell>
          <table:table-cell table:style-name="ce12" table:formula="of:=[.R15]/[.$A13]" office:value-type="float" office:value="2.35238576585498" calcext:value-type="float">
            <text:p>2.35</text:p>
          </table:table-cell>
          <table:table-cell table:style-name="ce16" table:formula="of:=[.R15]/[.$B13]" office:value-type="float" office:value="2.35238576585498" calcext:value-type="float">
            <text:p>2.3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54.9179799408111" calcext:value-type="float">
            <text:p>54.918</text:p>
          </table:table-cell>
          <table:table-cell table:style-name="ce9" office:value-type="float" office:value="61.3097197878561" calcext:value-type="float">
            <text:p>61.310</text:p>
          </table:table-cell>
          <table:table-cell table:style-name="ce9" office:value-type="float" office:value="78.6393055813857" calcext:value-type="float">
            <text:p>78.639</text:p>
          </table:table-cell>
          <table:table-cell table:style-name="ce9" office:value-type="float" office:value="77.7343628191957" calcext:value-type="float">
            <text:p>77.734</text:p>
          </table:table-cell>
          <table:table-cell table:style-name="ce11" table:formula="of:=AVERAGE([.W15:.Z15])" office:value-type="float" office:value="68.1503420323122" calcext:value-type="float">
            <text:p>68.150</text:p>
          </table:table-cell>
          <table:table-cell table:style-name="ce12" table:formula="of:=[.AA15]/[.$A13]" office:value-type="float" office:value="1.23909712786022" calcext:value-type="float">
            <text:p>1.24</text:p>
          </table:table-cell>
          <table:table-cell table:style-name="ce16" table:formula="of:=[.AA15]/[.$B13]" office:value-type="float" office:value="1.23909712786022" calcext:value-type="float">
            <text:p>1.24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41.0933119677892" calcext:value-type="float">
            <text:p>41.093</text:p>
          </table:table-cell>
          <table:table-cell table:style-name="ce9" office:value-type="float" office:value="34.3074732435748" calcext:value-type="float">
            <text:p>34.307</text:p>
          </table:table-cell>
          <table:table-cell table:style-name="ce9" office:value-type="float" office:value="32.7146018969854" calcext:value-type="float">
            <text:p>32.715</text:p>
          </table:table-cell>
          <table:table-cell table:style-name="ce9" office:value-type="float" office:value="50.3990888524887" calcext:value-type="float">
            <text:p>50.399</text:p>
          </table:table-cell>
          <table:table-cell table:style-name="ce11" table:formula="of:=AVERAGE([.AF15:.AI15])" office:value-type="float" office:value="39.6286189902095" calcext:value-type="float">
            <text:p>39.629</text:p>
          </table:table-cell>
          <table:table-cell table:style-name="ce12" table:formula="of:=[.AJ15]/[.$A13]" office:value-type="float" office:value="0.720520345276536" calcext:value-type="float">
            <text:p>0.72</text:p>
          </table:table-cell>
          <table:table-cell table:style-name="ce16" table:formula="of:=[.AJ15]/[.$B13]" office:value-type="float" office:value="0.720520345276536" calcext:value-type="float">
            <text:p>0.7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175.655978316725" calcext:value-type="float">
            <text:p>175.656</text:p>
          </table:table-cell>
          <table:table-cell table:style-name="ce9" office:value-type="float" office:value="445.33343188679" calcext:value-type="float">
            <text:p>445.333</text:p>
          </table:table-cell>
          <table:table-cell table:style-name="ce9" office:value-type="float" office:value="554.291977032835" calcext:value-type="float">
            <text:p>554.292</text:p>
          </table:table-cell>
          <table:table-cell table:style-name="ce9" office:value-type="float" office:value="135.22669327728" calcext:value-type="float">
            <text:p>135.227</text:p>
          </table:table-cell>
          <table:table-cell table:style-name="ce11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80.7100598167" calcext:value-type="float">
            <text:p>280.710</text:p>
          </table:table-cell>
          <table:table-cell table:style-name="ce9" office:value-type="float" office:value="641.184225636905" calcext:value-type="float">
            <text:p>641.184</text:p>
          </table:table-cell>
          <table:table-cell table:style-name="ce9" office:value-type="float" office:value="1297.13698929265" calcext:value-type="float">
            <text:p>1297.137</text:p>
          </table:table-cell>
          <table:table-cell table:style-name="ce9" office:value-type="float" office:value="580.460517072813" calcext:value-type="float">
            <text:p>580.461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59.1598104279816" calcext:value-type="float">
            <text:p>59.160</text:p>
          </table:table-cell>
          <table:table-cell table:style-name="ce9" office:value-type="float" office:value="158.634047923862" calcext:value-type="float">
            <text:p>158.634</text:p>
          </table:table-cell>
          <table:table-cell table:style-name="ce9" office:value-type="float" office:value="181.886523370582" calcext:value-type="float">
            <text:p>181.887</text:p>
          </table:table-cell>
          <table:table-cell table:style-name="ce9" office:value-type="float" office:value="77.7298857684874" calcext:value-type="float">
            <text:p>77.730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35.8496383819687" calcext:value-type="float">
            <text:p>35.850</text:p>
          </table:table-cell>
          <table:table-cell table:style-name="ce9" office:value-type="float" office:value="33.6467357095489" calcext:value-type="float">
            <text:p>33.647</text:p>
          </table:table-cell>
          <table:table-cell table:style-name="ce9" office:value-type="float" office:value="80.7909783077524" calcext:value-type="float">
            <text:p>80.791</text:p>
          </table:table-cell>
          <table:table-cell table:style-name="ce9" office:value-type="float" office:value="83.1571214001068" calcext:value-type="float">
            <text:p>83.157</text:p>
          </table:table-cell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72433669618132" calcext:value-type="float">
            <text:p>1.724</text:p>
          </table:table-cell>
          <table:table-cell table:style-name="ce9" office:value-type="float" office:value="1.67513093185262" calcext:value-type="float">
            <text:p>1.675</text:p>
          </table:table-cell>
          <table:table-cell table:style-name="ce9" office:value-type="float" office:value="1.69613056773563" calcext:value-type="float">
            <text:p>1.696</text:p>
          </table:table-cell>
          <table:table-cell table:style-name="ce9" office:value-type="float" office:value="1.74168017876856" calcext:value-type="float">
            <text:p>1.742</text:p>
          </table:table-cell>
          <table:table-cell table:style-name="ce11" table:formula="of:=AVERAGE([.E22:.H22])" office:value-type="float" office:value="1.70931959363453" calcext:value-type="float">
            <text:p>1.709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87902937441256" calcext:value-type="float">
            <text:p>1.879</text:p>
          </table:table-cell>
          <table:table-cell table:style-name="ce9" office:value-type="float" office:value="1.83580997104424" calcext:value-type="float">
            <text:p>1.836</text:p>
          </table:table-cell>
          <table:table-cell table:style-name="ce9" office:value-type="float" office:value="1.84783363734834" calcext:value-type="float">
            <text:p>1.848</text:p>
          </table:table-cell>
          <table:table-cell table:style-name="ce9" office:value-type="float" office:value="1.88500717185567" calcext:value-type="float">
            <text:p>1.885</text:p>
          </table:table-cell>
          <table:table-cell table:style-name="ce11" table:formula="of:=AVERAGE([.N22:.Q22])" office:value-type="float" office:value="1.8619200386652" calcext:value-type="float">
            <text:p>1.862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4739106.16926798" calcext:value-type="float">
            <text:p>4739106.169</text:p>
          </table:table-cell>
          <table:table-cell table:style-name="ce9" office:value-type="float" office:value="4609466.58879311" calcext:value-type="float">
            <text:p>4609466.589</text:p>
          </table:table-cell>
          <table:table-cell table:style-name="ce9" office:value-type="float" office:value="4697434.47261545" calcext:value-type="float">
            <text:p>4697434.473</text:p>
          </table:table-cell>
          <table:table-cell table:style-name="ce9" office:value-type="float" office:value="4782882.77521002" calcext:value-type="float">
            <text:p>4782882.775</text:p>
          </table:table-cell>
          <table:table-cell table:style-name="ce11" table:formula="of:=AVERAGE([.W22:.Z22])" office:value-type="float" office:value="4707222.50147164" calcext:value-type="float">
            <text:p>4707222.501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20375171367911" calcext:value-type="float">
            <text:p>6.204</text:p>
          </table:table-cell>
          <table:table-cell table:style-name="ce9" office:value-type="float" office:value="5.94530069556067" calcext:value-type="float">
            <text:p>5.945</text:p>
          </table:table-cell>
          <table:table-cell table:style-name="ce9" office:value-type="float" office:value="5.89140814994287" calcext:value-type="float">
            <text:p>5.891</text:p>
          </table:table-cell>
          <table:table-cell table:style-name="ce9" office:value-type="float" office:value="6.1802312290189" calcext:value-type="float">
            <text:p>6.180</text:p>
          </table:table-cell>
          <table:table-cell table:style-name="ce11" table:formula="of:=AVERAGE([.AF22:.AI22])" office:value-type="float" office:value="6.05517294705038" calcext:value-type="float">
            <text:p>6.055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228742441066817" calcext:value-type="float">
            <text:p>0.002</text:p>
          </table:table-cell>
          <table:table-cell table:style-name="ce9" office:value-type="float" office:value="0.00743545763793114" calcext:value-type="float">
            <text:p>0.007</text:p>
          </table:table-cell>
          <table:table-cell table:style-name="ce9" office:value-type="float" office:value="0.00577496366304135" calcext:value-type="float">
            <text:p>0.006</text:p>
          </table:table-cell>
          <table:table-cell table:style-name="ce9" office:value-type="float" office:value="0.00088248497746626" calcext:value-type="float">
            <text:p>0.001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486314229551515" calcext:value-type="float">
            <text:p>0.005</text:p>
          </table:table-cell>
          <table:table-cell table:style-name="ce9" office:value-type="float" office:value="0.0113413032367712" calcext:value-type="float">
            <text:p>0.011</text:p>
          </table:table-cell>
          <table:table-cell table:style-name="ce9" office:value-type="float" office:value="0.0135831624684295" calcext:value-type="float">
            <text:p>0.014</text:p>
          </table:table-cell>
          <table:table-cell table:style-name="ce9" office:value-type="float" office:value="0.00346636182933126" calcext:value-type="float">
            <text:p>0.00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16730113987.9955" calcext:value-type="float">
            <text:p>16730113987.996</text:p>
          </table:table-cell>
          <table:table-cell table:style-name="ce9" office:value-type="float" office:value="27657573988.3821" calcext:value-type="float">
            <text:p>27657573988.382</text:p>
          </table:table-cell>
          <table:table-cell table:style-name="ce9" office:value-type="float" office:value="18732456049.9891" calcext:value-type="float">
            <text:p>18732456049.989</text:p>
          </table:table-cell>
          <table:table-cell table:style-name="ce9" office:value-type="float" office:value="10135803579.7022" calcext:value-type="float">
            <text:p>10135803579.702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272324514556682" calcext:value-type="float">
            <text:p>0.003</text:p>
          </table:table-cell>
          <table:table-cell table:style-name="ce9" office:value-type="float" office:value="0.0103558193458553" calcext:value-type="float">
            <text:p>0.010</text:p>
          </table:table-cell>
          <table:table-cell table:style-name="ce9" office:value-type="float" office:value="0.0136622915588434" calcext:value-type="float">
            <text:p>0.014</text:p>
          </table:table-cell>
          <table:table-cell table:style-name="ce9" office:value-type="float" office:value="0.00277274653585971" calcext:value-type="float">
            <text:p>0.00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40.1005956389986" calcext:value-type="float">
            <text:p>40.101</text:p>
          </table:table-cell>
          <table:table-cell table:style-name="ce9" office:value-type="float" office:value="45.844406951122" calcext:value-type="float">
            <text:p>45.844</text:p>
          </table:table-cell>
          <table:table-cell table:style-name="ce9" office:value-type="float" office:value="48.9893882150901" calcext:value-type="float">
            <text:p>48.989</text:p>
          </table:table-cell>
          <table:table-cell table:style-name="ce9" office:value-type="float" office:value="37.0727193885534" calcext:value-type="float">
            <text:p>37.073</text:p>
          </table:table-cell>
          <table:table-cell table:style-name="ce11" table:formula="of:=AVERAGE([.E24:.H24])" office:value-type="float" office:value="43.001777548441" calcext:value-type="float">
            <text:p>43.002</text:p>
          </table:table-cell>
          <table:table-cell table:formula="of:=[.$I24]/[.$A22]" office:value-type="float" office:value="1.7339426430823" calcext:value-type="float">
            <text:p>1.73</text:p>
          </table:table-cell>
          <table:table-cell table:style-name="ce16" table:formula="of:=[.$I24]/[.$B22]" office:value-type="float" office:value="0.781850500880746" calcext:value-type="float">
            <text:p>0.78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49.6980458672642" calcext:value-type="float">
            <text:p>49.698</text:p>
          </table:table-cell>
          <table:table-cell table:style-name="ce9" office:value-type="float" office:value="52.040111024999" calcext:value-type="float">
            <text:p>52.040</text:p>
          </table:table-cell>
          <table:table-cell table:style-name="ce9" office:value-type="float" office:value="56.2460233497756" calcext:value-type="float">
            <text:p>56.246</text:p>
          </table:table-cell>
          <table:table-cell table:style-name="ce9" office:value-type="float" office:value="42.1430751319556" calcext:value-type="float">
            <text:p>42.143</text:p>
          </table:table-cell>
          <table:table-cell table:style-name="ce11" table:formula="of:=AVERAGE([.N24:.Q24])" office:value-type="float" office:value="50.0318138434986" calcext:value-type="float">
            <text:p>50.032</text:p>
          </table:table-cell>
          <table:table-cell table:style-name="ce12" table:formula="of:=[.R24]/[.$A22]" office:value-type="float" office:value="2.01741184852817" calcext:value-type="float">
            <text:p>2.02</text:p>
          </table:table-cell>
          <table:table-cell table:style-name="ce16" table:formula="of:=[.R24]/[.$B22]" office:value-type="float" office:value="0.909669342609065" calcext:value-type="float">
            <text:p>0.91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36.7807597780409" calcext:value-type="float">
            <text:p>36.781</text:p>
          </table:table-cell>
          <table:table-cell table:style-name="ce9" office:value-type="float" office:value="31.6518525566397" calcext:value-type="float">
            <text:p>31.652</text:p>
          </table:table-cell>
          <table:table-cell table:style-name="ce9" office:value-type="float" office:value="35.8309796825197" calcext:value-type="float">
            <text:p>35.831</text:p>
          </table:table-cell>
          <table:table-cell table:style-name="ce9" office:value-type="float" office:value="31.6301223737141" calcext:value-type="float">
            <text:p>31.630</text:p>
          </table:table-cell>
          <table:table-cell table:style-name="ce11" table:formula="of:=AVERAGE([.W24:.Z24])" office:value-type="float" office:value="33.9734285977286" calcext:value-type="float">
            <text:p>33.973</text:p>
          </table:table-cell>
          <table:table-cell table:style-name="ce12" table:formula="of:=[.AA24]/[.$A22]" office:value-type="float" office:value="1.36989631442454" calcext:value-type="float">
            <text:p>1.37</text:p>
          </table:table-cell>
          <table:table-cell table:style-name="ce16" table:formula="of:=[.AA24]/[.$B22]" office:value-type="float" office:value="0.617698701776884" calcext:value-type="float">
            <text:p>0.6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.43650332214" calcext:value-type="float">
            <text:p>14.437</text:p>
          </table:table-cell>
          <table:table-cell table:style-name="ce9" office:value-type="float" office:value="12.8307012442302" calcext:value-type="float">
            <text:p>12.831</text:p>
          </table:table-cell>
          <table:table-cell table:style-name="ce9" office:value-type="float" office:value="13.1598274102753" calcext:value-type="float">
            <text:p>13.160</text:p>
          </table:table-cell>
          <table:table-cell table:style-name="ce9" office:value-type="float" office:value="12.6697781300346" calcext:value-type="float">
            <text:p>12.670</text:p>
          </table:table-cell>
          <table:table-cell table:style-name="ce11" table:formula="of:=AVERAGE([.AF24:.AI24])" office:value-type="float" office:value="13.27420252667" calcext:value-type="float">
            <text:p>13.274</text:p>
          </table:table-cell>
          <table:table-cell table:style-name="ce12" table:formula="of:=[.AJ24]/[.$A22]" office:value-type="float" office:value="0.535250101881856" calcext:value-type="float">
            <text:p>0.54</text:p>
          </table:table-cell>
          <table:table-cell table:style-name="ce16" table:formula="of:=[.AJ24]/[.$B22]" office:value-type="float" office:value="0.241349136848546" calcext:value-type="float">
            <text:p>0.2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22.1147748942415" calcext:value-type="float">
            <text:p>22.115</text:p>
          </table:table-cell>
          <table:table-cell table:style-name="ce9" office:value-type="float" office:value="82.8298282584838" calcext:value-type="float">
            <text:p>82.830</text:p>
          </table:table-cell>
          <table:table-cell table:style-name="ce9" office:value-type="float" office:value="65.3028675869054" calcext:value-type="float">
            <text:p>65.303</text:p>
          </table:table-cell>
          <table:table-cell table:style-name="ce9" office:value-type="float" office:value="7.94650851856394" calcext:value-type="float">
            <text:p>7.947</text:p>
          </table:table-cell>
          <table:table-cell table:style-name="ce11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45.1898657429403" calcext:value-type="float">
            <text:p>45.190</text:p>
          </table:table-cell>
          <table:table-cell table:style-name="ce9" office:value-type="float" office:value="113.418715915252" calcext:value-type="float">
            <text:p>113.419</text:p>
          </table:table-cell>
          <table:table-cell table:style-name="ce9" office:value-type="float" office:value="140.171117227288" calcext:value-type="float">
            <text:p>140.171</text:p>
          </table:table-cell>
          <table:table-cell table:style-name="ce9" office:value-type="float" office:value="28.943751706623" calcext:value-type="float">
            <text:p>28.944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0.241826334854" calcext:value-type="float">
            <text:p>20.242</text:p>
          </table:table-cell>
          <table:table-cell table:style-name="ce9" office:value-type="float" office:value="31.992368630665" calcext:value-type="float">
            <text:p>31.992</text:p>
          </table:table-cell>
          <table:table-cell table:style-name="ce9" office:value-type="float" office:value="22.6725671934387" calcext:value-type="float">
            <text:p>22.673</text:p>
          </table:table-cell>
          <table:table-cell table:style-name="ce9" office:value-type="float" office:value="10.8846588561337" calcext:value-type="float">
            <text:p>10.885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.19030060837486" calcext:value-type="float">
            <text:p>1.190</text:p>
          </table:table-cell>
          <table:table-cell table:style-name="ce9" office:value-type="float" office:value="5.00999772721685" calcext:value-type="float">
            <text:p>5.010</text:p>
          </table:table-cell>
          <table:table-cell table:style-name="ce9" office:value-type="float" office:value="6.68715915960909" calcext:value-type="float">
            <text:p>6.687</text:p>
          </table:table-cell>
          <table:table-cell table:style-name="ce9" office:value-type="float" office:value="1.24629255367052" calcext:value-type="float">
            <text:p>1.246</text:p>
          </table:table-cell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12628054311391" calcext:value-type="float">
            <text:p>2.126</text:p>
          </table:table-cell>
          <table:table-cell table:style-name="ce9" office:value-type="float" office:value="2.09882012795639" calcext:value-type="float">
            <text:p>2.099</text:p>
          </table:table-cell>
          <table:table-cell table:style-name="ce9" office:value-type="float" office:value="2.09434937970003" calcext:value-type="float">
            <text:p>2.094</text:p>
          </table:table-cell>
          <table:table-cell table:style-name="ce9" office:value-type="float" office:value="2.09400217521836" calcext:value-type="float">
            <text:p>2.094</text:p>
          </table:table-cell>
          <table:table-cell table:style-name="ce11" table:formula="of:=AVERAGE([.E31:.H31])" office:value-type="float" office:value="2.10336305649717" calcext:value-type="float">
            <text:p>2.103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09254546102752" calcext:value-type="float">
            <text:p>2.093</text:p>
          </table:table-cell>
          <table:table-cell table:style-name="ce9" office:value-type="float" office:value="2.06204861408443" calcext:value-type="float">
            <text:p>2.062</text:p>
          </table:table-cell>
          <table:table-cell table:style-name="ce9" office:value-type="float" office:value="2.10311258243887" calcext:value-type="float">
            <text:p>2.103</text:p>
          </table:table-cell>
          <table:table-cell table:style-name="ce9" office:value-type="float" office:value="2.12219221473492" calcext:value-type="float">
            <text:p>2.122</text:p>
          </table:table-cell>
          <table:table-cell table:style-name="ce11" table:formula="of:=AVERAGE([.N31:.Q31])" office:value-type="float" office:value="2.09497471807143" calcext:value-type="float">
            <text:p>2.095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439246.66792899" calcext:value-type="float">
            <text:p>5439246.668</text:p>
          </table:table-cell>
          <table:table-cell table:style-name="ce9" office:value-type="float" office:value="5397406.1958888" calcext:value-type="float">
            <text:p>5397406.196</text:p>
          </table:table-cell>
          <table:table-cell table:style-name="ce9" office:value-type="float" office:value="5458447.2752411" calcext:value-type="float">
            <text:p>5458447.275</text:p>
          </table:table-cell>
          <table:table-cell table:style-name="ce9" office:value-type="float" office:value="5390816.33970885" calcext:value-type="float">
            <text:p>5390816.340</text:p>
          </table:table-cell>
          <table:table-cell table:style-name="ce11" table:formula="of:=AVERAGE([.W31:.Z31])" office:value-type="float" office:value="5421479.11969193" calcext:value-type="float">
            <text:p>5421479.120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45527150515118" calcext:value-type="float">
            <text:p>6.455</text:p>
          </table:table-cell>
          <table:table-cell table:style-name="ce9" office:value-type="float" office:value="6.45341161850905" calcext:value-type="float">
            <text:p>6.453</text:p>
          </table:table-cell>
          <table:table-cell table:style-name="ce9" office:value-type="float" office:value="6.40225782133797" calcext:value-type="float">
            <text:p>6.402</text:p>
          </table:table-cell>
          <table:table-cell table:style-name="ce9" office:value-type="float" office:value="6.56104306442991" calcext:value-type="float">
            <text:p>6.561</text:p>
          </table:table-cell>
          <table:table-cell table:style-name="ce11" table:formula="of:=AVERAGE([.AF31:.AI31])" office:value-type="float" office:value="6.46799600235703" calcext:value-type="float">
            <text:p>6.468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335117067964836" calcext:value-type="float">
            <text:p>0.003</text:p>
          </table:table-cell>
          <table:table-cell table:style-name="ce9" office:value-type="float" office:value="0.0017875000760286" calcext:value-type="float">
            <text:p>0.002</text:p>
          </table:table-cell>
          <table:table-cell table:style-name="ce9" office:value-type="float" office:value="0.000796740736072156" calcext:value-type="float">
            <text:p>0.001</text:p>
          </table:table-cell>
          <table:table-cell table:style-name="ce9" office:value-type="float" office:value="0.00118719083086519" calcext:value-type="float">
            <text:p>0.001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096411950603172" calcext:value-type="float">
            <text:p>0.001</text:p>
          </table:table-cell>
          <table:table-cell table:style-name="ce9" office:value-type="float" office:value="0.000348167059725907" calcext:value-type="float">
            <text:p>0.000</text:p>
          </table:table-cell>
          <table:table-cell table:style-name="ce9" office:value-type="float" office:value="0.00191555879122134" calcext:value-type="float">
            <text:p>0.002</text:p>
          </table:table-cell>
          <table:table-cell table:style-name="ce9" office:value-type="float" office:value="0.00327531071283842" calcext:value-type="float">
            <text:p>0.00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878211873.601434" calcext:value-type="float">
            <text:p>878211873.601</text:p>
          </table:table-cell>
          <table:table-cell table:style-name="ce9" office:value-type="float" office:value="1323214496.8084" calcext:value-type="float">
            <text:p>1323214496.808</text:p>
          </table:table-cell>
          <table:table-cell table:style-name="ce9" office:value-type="float" office:value="919069681.731254" calcext:value-type="float">
            <text:p>919069681.731</text:p>
          </table:table-cell>
          <table:table-cell table:style-name="ce9" office:value-type="float" office:value="4317621031.97046" calcext:value-type="float">
            <text:p>4317621031.970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490318787196186" calcext:value-type="float">
            <text:p>0.005</text:p>
          </table:table-cell>
          <table:table-cell table:style-name="ce9" office:value-type="float" office:value="0.00412410026343552" calcext:value-type="float">
            <text:p>0.004</text:p>
          </table:table-cell>
          <table:table-cell table:style-name="ce9" office:value-type="float" office:value="0.00108797837119425" calcext:value-type="float">
            <text:p>0.001</text:p>
          </table:table-cell>
          <table:table-cell table:style-name="ce9" office:value-type="float" office:value="0.0172043705203673" calcext:value-type="float">
            <text:p>0.017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33.1113599957548" calcext:value-type="float">
            <text:p>33.111</text:p>
          </table:table-cell>
          <table:table-cell table:style-name="ce9" office:value-type="float" office:value="20.9231607928597" calcext:value-type="float">
            <text:p>20.923</text:p>
          </table:table-cell>
          <table:table-cell table:style-name="ce9" office:value-type="float" office:value="23.1460825322857" calcext:value-type="float">
            <text:p>23.146</text:p>
          </table:table-cell>
          <table:table-cell table:style-name="ce9" office:value-type="float" office:value="20.5432515059056" calcext:value-type="float">
            <text:p>20.543</text:p>
          </table:table-cell>
          <table:table-cell table:style-name="ce11" table:formula="of:=AVERAGE([.E33:.H33])" office:value-type="float" office:value="24.4309637067014" calcext:value-type="float">
            <text:p>24.431</text:p>
          </table:table-cell>
          <table:table-cell table:formula="of:=[.$I33]/[.$A31]" office:value-type="float" office:value="0.814365456890048" calcext:value-type="float">
            <text:p>0.81</text:p>
          </table:table-cell>
          <table:table-cell table:style-name="ce16" table:formula="of:=[.$I33]/[.$B31]" office:value-type="float" office:value="0.814365456890048" calcext:value-type="float">
            <text:p>0.81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6.8353269783302" calcext:value-type="float">
            <text:p>26.835</text:p>
          </table:table-cell>
          <table:table-cell table:style-name="ce9" office:value-type="float" office:value="25.4672629275246" calcext:value-type="float">
            <text:p>25.467</text:p>
          </table:table-cell>
          <table:table-cell table:style-name="ce9" office:value-type="float" office:value="24.8831134072654" calcext:value-type="float">
            <text:p>24.883</text:p>
          </table:table-cell>
          <table:table-cell table:style-name="ce9" office:value-type="float" office:value="16.9795827253939" calcext:value-type="float">
            <text:p>16.980</text:p>
          </table:table-cell>
          <table:table-cell table:style-name="ce11" table:formula="of:=AVERAGE([.N33:.Q33])" office:value-type="float" office:value="23.5413215096285" calcext:value-type="float">
            <text:p>23.541</text:p>
          </table:table-cell>
          <table:table-cell table:style-name="ce12" table:formula="of:=[.R33]/[.$A31]" office:value-type="float" office:value="0.784710716987617" calcext:value-type="float">
            <text:p>0.78</text:p>
          </table:table-cell>
          <table:table-cell table:style-name="ce16" table:formula="of:=[.R33]/[.$B31]" office:value-type="float" office:value="0.784710716987617" calcext:value-type="float">
            <text:p>0.78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6.2141436552393" calcext:value-type="float">
            <text:p>26.214</text:p>
          </table:table-cell>
          <table:table-cell table:style-name="ce9" office:value-type="float" office:value="21.8940805991296" calcext:value-type="float">
            <text:p>21.894</text:p>
          </table:table-cell>
          <table:table-cell table:style-name="ce9" office:value-type="float" office:value="20.1649158405516" calcext:value-type="float">
            <text:p>20.165</text:p>
          </table:table-cell>
          <table:table-cell table:style-name="ce9" office:value-type="float" office:value="18.0172086201766" calcext:value-type="float">
            <text:p>18.017</text:p>
          </table:table-cell>
          <table:table-cell table:style-name="ce11" table:formula="of:=AVERAGE([.W33:.Z33])" office:value-type="float" office:value="21.5725871787743" calcext:value-type="float">
            <text:p>21.573</text:p>
          </table:table-cell>
          <table:table-cell table:style-name="ce12" table:formula="of:=[.AA33]/[.$A31]" office:value-type="float" office:value="0.719086239292475" calcext:value-type="float">
            <text:p>0.72</text:p>
          </table:table-cell>
          <table:table-cell table:style-name="ce16" table:formula="of:=[.AA33]/[.$B31]" office:value-type="float" office:value="0.719086239292475" calcext:value-type="float">
            <text:p>0.7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3.7371904227903" calcext:value-type="float">
            <text:p>13.737</text:p>
          </table:table-cell>
          <table:table-cell table:style-name="ce9" office:value-type="float" office:value="9.97922223142658" calcext:value-type="float">
            <text:p>9.979</text:p>
          </table:table-cell>
          <table:table-cell table:style-name="ce9" office:value-type="float" office:value="12.8384964568027" calcext:value-type="float">
            <text:p>12.838</text:p>
          </table:table-cell>
          <table:table-cell table:style-name="ce9" office:value-type="float" office:value="9.25599875076357" calcext:value-type="float">
            <text:p>9.256</text:p>
          </table:table-cell>
          <table:table-cell table:style-name="ce11" table:formula="of:=AVERAGE([.AF33:.AI33])" office:value-type="float" office:value="11.4527269654458" calcext:value-type="float">
            <text:p>11.453</text:p>
          </table:table-cell>
          <table:table-cell table:style-name="ce12" table:formula="of:=[.AJ33]/[.$A31]" office:value-type="float" office:value="0.381757565514859" calcext:value-type="float">
            <text:p>0.38</text:p>
          </table:table-cell>
          <table:table-cell table:style-name="ce16" table:formula="of:=[.AJ33]/[.$B31]" office:value-type="float" office:value="0.381757565514859" calcext:value-type="float">
            <text:p>0.38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14.7944892266878" calcext:value-type="float">
            <text:p>14.794</text:p>
          </table:table-cell>
          <table:table-cell table:style-name="ce9" office:value-type="float" office:value="6.55944419015947" calcext:value-type="float">
            <text:p>6.559</text:p>
          </table:table-cell>
          <table:table-cell table:style-name="ce9" office:value-type="float" office:value="3.03755693701945" calcext:value-type="float">
            <text:p>3.038</text:p>
          </table:table-cell>
          <table:table-cell table:style-name="ce9" office:value-type="float" office:value="4.35542990150165" calcext:value-type="float">
            <text:p>4.355</text:p>
          </table:table-cell>
          <table:table-cell table:style-name="ce11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3.93324984590394" calcext:value-type="float">
            <text:p>3.933</text:p>
          </table:table-cell>
          <table:table-cell table:style-name="ce9" office:value-type="float" office:value="1.42653403851583" calcext:value-type="float">
            <text:p>1.427</text:p>
          </table:table-cell>
          <table:table-cell table:style-name="ce9" office:value-type="float" office:value="7.46567943165438" calcext:value-type="float">
            <text:p>7.466</text:p>
          </table:table-cell>
          <table:table-cell table:style-name="ce9" office:value-type="float" office:value="11.4885772169388" calcext:value-type="float">
            <text:p>11.489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0.524252805678701" calcext:value-type="float">
            <text:p>0.524</text:p>
          </table:table-cell>
          <table:table-cell table:style-name="ce9" office:value-type="float" office:value="0.744456415147792" calcext:value-type="float">
            <text:p>0.744</text:p>
          </table:table-cell>
          <table:table-cell table:style-name="ce9" office:value-type="float" office:value="0.494017778810254" calcext:value-type="float">
            <text:p>0.494</text:p>
          </table:table-cell>
          <table:table-cell table:style-name="ce9" office:value-type="float" office:value="2.34342368957877" calcext:value-type="float">
            <text:p>2.343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.00968033379975" calcext:value-type="float">
            <text:p>2.010</text:p>
          </table:table-cell>
          <table:table-cell table:style-name="ce9" office:value-type="float" office:value="2.60365828622657" calcext:value-type="float">
            <text:p>2.604</text:p>
          </table:table-cell>
          <table:table-cell table:style-name="ce9" office:value-type="float" office:value="0.478898932046614" calcext:value-type="float">
            <text:p>0.479</text:p>
          </table:table-cell>
          <table:table-cell table:style-name="ce9" office:value-type="float" office:value="12.5345228359047" calcext:value-type="float">
            <text:p>12.535</text:p>
          </table:table-cell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37159223330055" calcext:value-type="float">
            <text:p>2.372</text:p>
          </table:table-cell>
          <table:table-cell table:style-name="ce9" office:value-type="float" office:value="2.3491273288068" calcext:value-type="float">
            <text:p>2.349</text:p>
          </table:table-cell>
          <table:table-cell table:style-name="ce9" office:value-type="float" office:value="2.26712956474248" calcext:value-type="float">
            <text:p>2.267</text:p>
          </table:table-cell>
          <table:table-cell table:style-name="ce9" office:value-type="float" office:value="2.19112459076382" calcext:value-type="float">
            <text:p>2.191</text:p>
          </table:table-cell>
          <table:table-cell table:style-name="ce11" table:formula="of:=AVERAGE([.E40:.H40])" office:value-type="float" office:value="2.29474342940341" calcext:value-type="float">
            <text:p>2.295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38940221312575" calcext:value-type="float">
            <text:p>2.389</text:p>
          </table:table-cell>
          <table:table-cell table:style-name="ce9" office:value-type="float" office:value="2.33195275030776" calcext:value-type="float">
            <text:p>2.332</text:p>
          </table:table-cell>
          <table:table-cell table:style-name="ce9" office:value-type="float" office:value="2.24746231425127" calcext:value-type="float">
            <text:p>2.247</text:p>
          </table:table-cell>
          <table:table-cell table:style-name="ce9" office:value-type="float" office:value="2.15601883839627" calcext:value-type="float">
            <text:p>2.156</text:p>
          </table:table-cell>
          <table:table-cell table:style-name="ce11" table:formula="of:=AVERAGE([.N40:.Q40])" office:value-type="float" office:value="2.28120902902026" calcext:value-type="float">
            <text:p>2.281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541271.62111134" calcext:value-type="float">
            <text:p>5541271.621</text:p>
          </table:table-cell>
          <table:table-cell table:style-name="ce9" office:value-type="float" office:value="5567621.81964217" calcext:value-type="float">
            <text:p>5567621.820</text:p>
          </table:table-cell>
          <table:table-cell table:style-name="ce9" office:value-type="float" office:value="5530638.1743611" calcext:value-type="float">
            <text:p>5530638.174</text:p>
          </table:table-cell>
          <table:table-cell table:style-name="ce9" office:value-type="float" office:value="5405682.49684237" calcext:value-type="float">
            <text:p>5405682.497</text:p>
          </table:table-cell>
          <table:table-cell table:style-name="ce11" table:formula="of:=AVERAGE([.W40:.Z40])" office:value-type="float" office:value="5511303.52798924" calcext:value-type="float">
            <text:p>5511303.528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7490722731443" calcext:value-type="float">
            <text:p>6.749</text:p>
          </table:table-cell>
          <table:table-cell table:style-name="ce9" office:value-type="float" office:value="6.86025723669453" calcext:value-type="float">
            <text:p>6.860</text:p>
          </table:table-cell>
          <table:table-cell table:style-name="ce9" office:value-type="float" office:value="6.69284716806636" calcext:value-type="float">
            <text:p>6.693</text:p>
          </table:table-cell>
          <table:table-cell table:style-name="ce9" office:value-type="float" office:value="6.46264826481031" calcext:value-type="float">
            <text:p>6.463</text:p>
          </table:table-cell>
          <table:table-cell table:style-name="ce11" table:formula="of:=AVERAGE([.AF40:.AI40])" office:value-type="float" office:value="6.69120623567888" calcext:value-type="float">
            <text:p>6.691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650549144549397" calcext:value-type="float">
            <text:p>0.007</text:p>
          </table:table-cell>
          <table:table-cell table:style-name="ce9" office:value-type="float" office:value="0.000934905632916295" calcext:value-type="float">
            <text:p>0.001</text:p>
          </table:table-cell>
          <table:table-cell table:style-name="ce9" office:value-type="float" office:value="0.00124140914374328" calcext:value-type="float">
            <text:p>0.001</text:p>
          </table:table-cell>
          <table:table-cell table:style-name="ce9" office:value-type="float" office:value="0.00485703661829444" calcext:value-type="float">
            <text:p>0.005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382367916219713" calcext:value-type="float">
            <text:p>0.004</text:p>
          </table:table-cell>
          <table:table-cell table:style-name="ce9" office:value-type="float" office:value="0.00254831666512548" calcext:value-type="float">
            <text:p>0.003</text:p>
          </table:table-cell>
          <table:table-cell table:style-name="ce9" office:value-type="float" office:value="0.00227709092626556" calcext:value-type="float">
            <text:p>0.002</text:p>
          </table:table-cell>
          <table:table-cell table:style-name="ce9" office:value-type="float" office:value="0.0131416050415666" calcext:value-type="float">
            <text:p>0.01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23654513756.3928" calcext:value-type="float">
            <text:p>23654513756.393</text:p>
          </table:table-cell>
          <table:table-cell table:style-name="ce9" office:value-type="float" office:value="6106055007.06037" calcext:value-type="float">
            <text:p>6106055007.060</text:p>
          </table:table-cell>
          <table:table-cell table:style-name="ce9" office:value-type="float" office:value="6113198955.37376" calcext:value-type="float">
            <text:p>6113198955.374</text:p>
          </table:table-cell>
          <table:table-cell table:style-name="ce9" office:value-type="float" office:value="13772617867.2996" calcext:value-type="float">
            <text:p>13772617867.300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143038053200123" calcext:value-type="float">
            <text:p>0.014</text:p>
          </table:table-cell>
          <table:table-cell table:style-name="ce9" office:value-type="float" office:value="0.00161850447557551" calcext:value-type="float">
            <text:p>0.002</text:p>
          </table:table-cell>
          <table:table-cell table:style-name="ce9" office:value-type="float" office:value="0.00477153376455297" calcext:value-type="float">
            <text:p>0.005</text:p>
          </table:table-cell>
          <table:table-cell table:style-name="ce9" office:value-type="float" office:value="0.0155093156215533" calcext:value-type="float">
            <text:p>0.016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40.0120485574788" calcext:value-type="float">
            <text:p>40.012</text:p>
          </table:table-cell>
          <table:table-cell table:style-name="ce9" office:value-type="float" office:value="34.9773225522863" calcext:value-type="float">
            <text:p>34.977</text:p>
          </table:table-cell>
          <table:table-cell table:style-name="ce9" office:value-type="float" office:value="23.9475631929938" calcext:value-type="float">
            <text:p>23.948</text:p>
          </table:table-cell>
          <table:table-cell table:style-name="ce9" office:value-type="float" office:value="25.478876348778" calcext:value-type="float">
            <text:p>25.479</text:p>
          </table:table-cell>
          <table:table-cell table:style-name="ce11" table:formula="of:=AVERAGE([.E42:.H42])" office:value-type="float" office:value="31.1039526628842" calcext:value-type="float">
            <text:p>31.104</text:p>
          </table:table-cell>
          <table:table-cell table:formula="of:=[.$I42]/[.$A40]" office:value-type="float" office:value="1.6370501401518" calcext:value-type="float">
            <text:p>1.64</text:p>
          </table:table-cell>
          <table:table-cell table:style-name="ce16" table:formula="of:=[.$I42]/[.$B40]" office:value-type="float" office:value="1.03679842209614" calcext:value-type="float">
            <text:p>1.04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36.8556047645156" calcext:value-type="float">
            <text:p>36.856</text:p>
          </table:table-cell>
          <table:table-cell table:style-name="ce9" office:value-type="float" office:value="31.5768994175611" calcext:value-type="float">
            <text:p>31.577</text:p>
          </table:table-cell>
          <table:table-cell table:style-name="ce9" office:value-type="float" office:value="19.7132590538577" calcext:value-type="float">
            <text:p>19.713</text:p>
          </table:table-cell>
          <table:table-cell table:style-name="ce9" office:value-type="float" office:value="29.348681185371" calcext:value-type="float">
            <text:p>29.349</text:p>
          </table:table-cell>
          <table:table-cell table:style-name="ce11" table:formula="of:=AVERAGE([.N42:.Q42])" office:value-type="float" office:value="29.3736111053263" calcext:value-type="float">
            <text:p>29.374</text:p>
          </table:table-cell>
          <table:table-cell table:style-name="ce12" table:formula="of:=[.R42]/[.$A40]" office:value-type="float" office:value="1.54597953185928" calcext:value-type="float">
            <text:p>1.55</text:p>
          </table:table-cell>
          <table:table-cell table:style-name="ce16" table:formula="of:=[.R42]/[.$B40]" office:value-type="float" office:value="0.979120370177545" calcext:value-type="float">
            <text:p>0.98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4.8067097457715" calcext:value-type="float">
            <text:p>24.807</text:p>
          </table:table-cell>
          <table:table-cell table:style-name="ce9" office:value-type="float" office:value="25.9264129842768" calcext:value-type="float">
            <text:p>25.926</text:p>
          </table:table-cell>
          <table:table-cell table:style-name="ce9" office:value-type="float" office:value="15.6577439670739" calcext:value-type="float">
            <text:p>15.658</text:p>
          </table:table-cell>
          <table:table-cell table:style-name="ce9" office:value-type="float" office:value="17.9697179947197" calcext:value-type="float">
            <text:p>17.970</text:p>
          </table:table-cell>
          <table:table-cell table:style-name="ce11" table:formula="of:=AVERAGE([.W42:.Z42])" office:value-type="float" office:value="21.0901461729605" calcext:value-type="float">
            <text:p>21.090</text:p>
          </table:table-cell>
          <table:table-cell table:style-name="ce12" table:formula="of:=[.AA42]/[.$A40]" office:value-type="float" office:value="1.11000769331371" calcext:value-type="float">
            <text:p>1.11</text:p>
          </table:table-cell>
          <table:table-cell table:style-name="ce16" table:formula="of:=[.AA42]/[.$B40]" office:value-type="float" office:value="0.703004872432016" calcext:value-type="float">
            <text:p>0.70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.0081557877023" calcext:value-type="float">
            <text:p>14.008</text:p>
          </table:table-cell>
          <table:table-cell table:style-name="ce9" office:value-type="float" office:value="14.1738115224369" calcext:value-type="float">
            <text:p>14.174</text:p>
          </table:table-cell>
          <table:table-cell table:style-name="ce9" office:value-type="float" office:value="10.8229163154266" calcext:value-type="float">
            <text:p>10.823</text:p>
          </table:table-cell>
          <table:table-cell table:style-name="ce9" office:value-type="float" office:value="11.2717570325671" calcext:value-type="float">
            <text:p>11.272</text:p>
          </table:table-cell>
          <table:table-cell table:style-name="ce11" table:formula="of:=AVERAGE([.AF42:.AI42])" office:value-type="float" office:value="12.5691601645332" calcext:value-type="float">
            <text:p>12.569</text:p>
          </table:table-cell>
          <table:table-cell table:style-name="ce12" table:formula="of:=[.AJ42]/[.$A40]" office:value-type="float" office:value="0.661534745501748" calcext:value-type="float">
            <text:p>0.66</text:p>
          </table:table-cell>
          <table:table-cell table:style-name="ce16" table:formula="of:=[.AJ42]/[.$B40]" office:value-type="float" office:value="0.41897200548444" calcext:value-type="float">
            <text:p>0.4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22.6683626486333" calcext:value-type="float">
            <text:p>22.668</text:p>
          </table:table-cell>
          <table:table-cell table:style-name="ce9" office:value-type="float" office:value="3.06612196430035" calcext:value-type="float">
            <text:p>3.066</text:p>
          </table:table-cell>
          <table:table-cell table:style-name="ce9" office:value-type="float" office:value="3.41830000968001" calcext:value-type="float">
            <text:p>3.418</text:p>
          </table:table-cell>
          <table:table-cell table:style-name="ce9" office:value-type="float" office:value="14.9280426224757" calcext:value-type="float">
            <text:p>14.928</text:p>
          </table:table-cell>
          <table:table-cell table:style-name="ce11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2.5086846539368" calcext:value-type="float">
            <text:p>12.509</text:p>
          </table:table-cell>
          <table:table-cell table:style-name="ce9" office:value-type="float" office:value="7.9588747791414" calcext:value-type="float">
            <text:p>7.959</text:p>
          </table:table-cell>
          <table:table-cell table:style-name="ce9" office:value-type="float" office:value="5.6041210981074" calcext:value-type="float">
            <text:p>5.604</text:p>
          </table:table-cell>
          <table:table-cell table:style-name="ce9" office:value-type="float" office:value="45.810557361888" calcext:value-type="float">
            <text:p>45.811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1.1649895036928" calcext:value-type="float">
            <text:p>11.165</text:p>
          </table:table-cell>
          <table:table-cell table:style-name="ce9" office:value-type="float" office:value="2.94075436856397" calcext:value-type="float">
            <text:p>2.941</text:p>
          </table:table-cell>
          <table:table-cell table:style-name="ce9" office:value-type="float" office:value="2.16489163968211" calcext:value-type="float">
            <text:p>2.165</text:p>
          </table:table-cell>
          <table:table-cell table:style-name="ce9" office:value-type="float" office:value="5.52533832764816" calcext:value-type="float">
            <text:p>5.525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3.2272280826828" calcext:value-type="float">
            <text:p>3.227</text:p>
          </table:table-cell>
          <table:table-cell table:style-name="ce9" office:value-type="float" office:value="0.355174536387029" calcext:value-type="float">
            <text:p>0.355</text:p>
          </table:table-cell>
          <table:table-cell table:style-name="ce9" office:value-type="float" office:value="1.03517075307313" calcext:value-type="float">
            <text:p>1.035</text:p>
          </table:table-cell>
          <table:table-cell table:style-name="ce9" office:value-type="float" office:value="3.6113100588254" calcext:value-type="float">
            <text:p>3.611</text:p>
          </table:table-cell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41352500297389" calcext:value-type="float">
            <text:p>1.414</text:p>
          </table:table-cell>
          <table:table-cell table:style-name="ce9" office:value-type="float" office:value="1.490002325438" calcext:value-type="float">
            <text:p>1.490</text:p>
          </table:table-cell>
          <table:table-cell table:style-name="ce9" office:value-type="float" office:value="1.56792800002902" calcext:value-type="float">
            <text:p>1.568</text:p>
          </table:table-cell>
          <table:table-cell table:style-name="ce9" office:value-type="float" office:value="1.59696987680311" calcext:value-type="float">
            <text:p>1.597</text:p>
          </table:table-cell>
          <table:table-cell table:style-name="ce11" table:formula="of:=AVERAGE([.E49:.H49])" office:value-type="float" office:value="1.51710630131101" calcext:value-type="float">
            <text:p>1.517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15225194504566" calcext:value-type="float">
            <text:p>2.152</text:p>
          </table:table-cell>
          <table:table-cell table:style-name="ce9" office:value-type="float" office:value="2.18331437439191" calcext:value-type="float">
            <text:p>2.183</text:p>
          </table:table-cell>
          <table:table-cell table:style-name="ce9" office:value-type="float" office:value="2.16243167978562" calcext:value-type="float">
            <text:p>2.162</text:p>
          </table:table-cell>
          <table:table-cell table:style-name="ce9" office:value-type="float" office:value="2.19781568920088" calcext:value-type="float">
            <text:p>2.198</text:p>
          </table:table-cell>
          <table:table-cell table:style-name="ce11" table:formula="of:=AVERAGE([.N49:.Q49])" office:value-type="float" office:value="2.17395342210602" calcext:value-type="float">
            <text:p>2.174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164533.08904265" calcext:value-type="float">
            <text:p>5164533.089</text:p>
          </table:table-cell>
          <table:table-cell table:style-name="ce9" office:value-type="float" office:value="5257026.13765635" calcext:value-type="float">
            <text:p>5257026.138</text:p>
          </table:table-cell>
          <table:table-cell table:style-name="ce9" office:value-type="float" office:value="5269799.7894209" calcext:value-type="float">
            <text:p>5269799.789</text:p>
          </table:table-cell>
          <table:table-cell table:style-name="ce9" office:value-type="float" office:value="5300953.61383788" calcext:value-type="float">
            <text:p>5300953.614</text:p>
          </table:table-cell>
          <table:table-cell table:style-name="ce11" table:formula="of:=AVERAGE([.W49:.Z49])" office:value-type="float" office:value="5248078.15748944" calcext:value-type="float">
            <text:p>5248078.157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.68938961647764" calcext:value-type="float">
            <text:p>5.689</text:p>
          </table:table-cell>
          <table:table-cell table:style-name="ce9" office:value-type="float" office:value="5.76971457124659" calcext:value-type="float">
            <text:p>5.770</text:p>
          </table:table-cell>
          <table:table-cell table:style-name="ce9" office:value-type="float" office:value="5.85576914747909" calcext:value-type="float">
            <text:p>5.856</text:p>
          </table:table-cell>
          <table:table-cell table:style-name="ce9" office:value-type="float" office:value="5.96039327219276" calcext:value-type="float">
            <text:p>5.960</text:p>
          </table:table-cell>
          <table:table-cell table:style-name="ce11" table:formula="of:=AVERAGE([.AF49:.AI49])" office:value-type="float" office:value="5.81881665184902" calcext:value-type="float">
            <text:p>5.819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50025636642924" calcext:value-type="float">
            <text:p>0.050</text:p>
          </table:table-cell>
          <table:table-cell table:style-name="ce9" office:value-type="float" office:value="0.0206077228621512" calcext:value-type="float">
            <text:p>0.021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0.0451746394941901" calcext:value-type="float">
            <text:p>0.045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651263216530014" calcext:value-type="float">
            <text:p>0.007</text:p>
          </table:table-cell>
          <table:table-cell table:style-name="ce9" office:value-type="float" office:value="0.0104992625498313" calcext:value-type="float">
            <text:p>0.010</text:p>
          </table:table-cell>
          <table:table-cell table:style-name="ce9" office:value-type="float" office:value="0.00792462181209586" calcext:value-type="float">
            <text:p>0.008</text:p>
          </table:table-cell>
          <table:table-cell table:style-name="ce9" office:value-type="float" office:value="0.0120969593021053" calcext:value-type="float">
            <text:p>0.012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20308135720.2479" calcext:value-type="float">
            <text:p>20308135720.248</text:p>
          </table:table-cell>
          <table:table-cell table:style-name="ce9" office:value-type="float" office:value="4716288542.94722" calcext:value-type="float">
            <text:p>4716288542.947</text:p>
          </table:table-cell>
          <table:table-cell table:style-name="ce9" office:value-type="float" office:value="4048900488.4886" calcext:value-type="float">
            <text:p>4048900488.489</text:p>
          </table:table-cell>
          <table:table-cell table:style-name="ce9" office:value-type="float" office:value="8210786742.20104" calcext:value-type="float">
            <text:p>8210786742.201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245925310068258" calcext:value-type="float">
            <text:p>0.025</text:p>
          </table:table-cell>
          <table:table-cell table:style-name="ce9" office:value-type="float" office:value="0.0274658289449902" calcext:value-type="float">
            <text:p>0.027</text:p>
          </table:table-cell>
          <table:table-cell table:style-name="ce9" office:value-type="float" office:value="0.0502258894342971" calcext:value-type="float">
            <text:p>0.050</text:p>
          </table:table-cell>
          <table:table-cell table:style-name="ce9" office:value-type="float" office:value="0.0927217900237961" calcext:value-type="float">
            <text:p>0.09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31.6828771392811" calcext:value-type="float">
            <text:p>31.683</text:p>
          </table:table-cell>
          <table:table-cell table:style-name="ce9" office:value-type="float" office:value="13.2857339068458" calcext:value-type="float">
            <text:p>13.286</text:p>
          </table:table-cell>
          <table:table-cell table:style-name="ce9" office:value-type="float" office:value="0.659095840229583" calcext:value-type="float">
            <text:p>0.659</text:p>
          </table:table-cell>
          <table:table-cell table:style-name="ce9" office:value-type="float" office:value="8.80590170451983" calcext:value-type="float">
            <text:p>8.806</text:p>
          </table:table-cell>
          <table:table-cell table:style-name="ce11" table:formula="of:=AVERAGE([.E51:.H51])" office:value-type="float" office:value="13.6084021477191" calcext:value-type="float">
            <text:p>13.608</text:p>
          </table:table-cell>
          <table:table-cell table:formula="of:=[.$I51]/[.$A49]" office:value-type="float" office:value="0.453613404923969" calcext:value-type="float">
            <text:p>0.45</text:p>
          </table:table-cell>
          <table:table-cell table:style-name="ce16" table:formula="of:=[.$I51]/[.$B49]" office:value-type="float" office:value="0.453613404923969" calcext:value-type="float">
            <text:p>0.4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6.7249485401272" calcext:value-type="float">
            <text:p>16.725</text:p>
          </table:table-cell>
          <table:table-cell table:style-name="ce9" office:value-type="float" office:value="28.5186094034636" calcext:value-type="float">
            <text:p>28.519</text:p>
          </table:table-cell>
          <table:table-cell table:style-name="ce9" office:value-type="float" office:value="23.3386655313406" calcext:value-type="float">
            <text:p>23.339</text:p>
          </table:table-cell>
          <table:table-cell table:style-name="ce9" office:value-type="float" office:value="25.0148420794782" calcext:value-type="float">
            <text:p>25.015</text:p>
          </table:table-cell>
          <table:table-cell table:style-name="ce11" table:formula="of:=AVERAGE([.N51:.Q51])" office:value-type="float" office:value="23.3992663886024" calcext:value-type="float">
            <text:p>23.399</text:p>
          </table:table-cell>
          <table:table-cell table:style-name="ce12" table:formula="of:=[.R51]/[.$A49]" office:value-type="float" office:value="0.779975546286747" calcext:value-type="float">
            <text:p>0.78</text:p>
          </table:table-cell>
          <table:table-cell table:style-name="ce16" table:formula="of:=[.R51]/[.$B49]" office:value-type="float" office:value="0.779975546286747" calcext:value-type="float">
            <text:p>0.78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5.598082923284" calcext:value-type="float">
            <text:p>15.598</text:p>
          </table:table-cell>
          <table:table-cell table:style-name="ce9" office:value-type="float" office:value="19.3655828378296" calcext:value-type="float">
            <text:p>19.366</text:p>
          </table:table-cell>
          <table:table-cell table:style-name="ce9" office:value-type="float" office:value="14.309128985825" calcext:value-type="float">
            <text:p>14.309</text:p>
          </table:table-cell>
          <table:table-cell table:style-name="ce9" office:value-type="float" office:value="18.133194595718" calcext:value-type="float">
            <text:p>18.133</text:p>
          </table:table-cell>
          <table:table-cell table:style-name="ce11" table:formula="of:=AVERAGE([.W51:.Z51])" office:value-type="float" office:value="16.8514973356642" calcext:value-type="float">
            <text:p>16.851</text:p>
          </table:table-cell>
          <table:table-cell table:style-name="ce12" table:formula="of:=[.AA51]/[.$A49]" office:value-type="float" office:value="0.561716577855472" calcext:value-type="float">
            <text:p>0.56</text:p>
          </table:table-cell>
          <table:table-cell table:style-name="ce16" table:formula="of:=[.AA51]/[.$B49]" office:value-type="float" office:value="0.561716577855472" calcext:value-type="float">
            <text:p>0.56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.6979010926185" calcext:value-type="float">
            <text:p>14.698</text:p>
          </table:table-cell>
          <table:table-cell table:style-name="ce9" office:value-type="float" office:value="9.07041757598749" calcext:value-type="float">
            <text:p>9.070</text:p>
          </table:table-cell>
          <table:table-cell table:style-name="ce9" office:value-type="float" office:value="8.32135994210996" calcext:value-type="float">
            <text:p>8.321</text:p>
          </table:table-cell>
          <table:table-cell table:style-name="ce9" office:value-type="float" office:value="5.72857675292636" calcext:value-type="float">
            <text:p>5.729</text:p>
          </table:table-cell>
          <table:table-cell table:style-name="ce11" table:formula="of:=AVERAGE([.AF51:.AI51])" office:value-type="float" office:value="9.45456384091058" calcext:value-type="float">
            <text:p>9.455</text:p>
          </table:table-cell>
          <table:table-cell table:style-name="ce12" table:formula="of:=[.AJ51]/[.$A49]" office:value-type="float" office:value="0.315152128030353" calcext:value-type="float">
            <text:p>0.32</text:p>
          </table:table-cell>
          <table:table-cell table:style-name="ce16" table:formula="of:=[.AJ51]/[.$B49]" office:value-type="float" office:value="0.315152128030353" calcext:value-type="float">
            <text:p>0.3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370.341991350949" calcext:value-type="float">
            <text:p>370.342</text:p>
          </table:table-cell>
          <table:table-cell table:style-name="ce9" office:value-type="float" office:value="122.392562581099" calcext:value-type="float">
            <text:p>122.393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450.323096821275" calcext:value-type="float">
            <text:p>450.323</text:p>
          </table:table-cell>
          <table:table-cell table:style-name="ce11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7.0284192306485" calcext:value-type="float">
            <text:p>17.028</text:p>
          </table:table-cell>
          <table:table-cell table:style-name="ce9" office:value-type="float" office:value="30.9657973592318" calcext:value-type="float">
            <text:p>30.966</text:p>
          </table:table-cell>
          <table:table-cell table:style-name="ce9" office:value-type="float" office:value="21.846991937437" calcext:value-type="float">
            <text:p>21.847</text:p>
          </table:table-cell>
          <table:table-cell table:style-name="ce9" office:value-type="float" office:value="33.1927687974779" calcext:value-type="float">
            <text:p>33.193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9.32285248037946" calcext:value-type="float">
            <text:p>9.323</text:p>
          </table:table-cell>
          <table:table-cell table:style-name="ce9" office:value-type="float" office:value="2.08468237025345" calcext:value-type="float">
            <text:p>2.085</text:p>
          </table:table-cell>
          <table:table-cell table:style-name="ce9" office:value-type="float" office:value="1.8401817488686" calcext:value-type="float">
            <text:p>1.840</text:p>
          </table:table-cell>
          <table:table-cell table:style-name="ce9" office:value-type="float" office:value="3.53933254504251" calcext:value-type="float">
            <text:p>3.539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9.47854112859525" calcext:value-type="float">
            <text:p>9.479</text:p>
          </table:table-cell>
          <table:table-cell table:style-name="ce9" office:value-type="float" office:value="19.411109262343" calcext:value-type="float">
            <text:p>19.411</text:p>
          </table:table-cell>
          <table:table-cell table:style-name="ce9" office:value-type="float" office:value="43.7108308395047" calcext:value-type="float">
            <text:p>43.711</text:p>
          </table:table-cell>
          <table:table-cell table:style-name="ce9" office:value-type="float" office:value="417.077017517858" calcext:value-type="float">
            <text:p>417.077</text:p>
          </table:table-cell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98532909264637" calcext:value-type="float">
            <text:p>1.985</text:p>
          </table:table-cell>
          <table:table-cell table:style-name="ce9" office:value-type="float" office:value="1.93081743459298" calcext:value-type="float">
            <text:p>1.931</text:p>
          </table:table-cell>
          <table:table-cell table:style-name="ce9" office:value-type="float" office:value="1.88756636385046" calcext:value-type="float">
            <text:p>1.888</text:p>
          </table:table-cell>
          <table:table-cell table:style-name="ce9" office:value-type="float" office:value="1.94352122292032" calcext:value-type="float">
            <text:p>1.944</text:p>
          </table:table-cell>
          <table:table-cell table:style-name="ce11" table:formula="of:=AVERAGE([.E58:.H58])" office:value-type="float" office:value="1.93680852850253" calcext:value-type="float">
            <text:p>1.937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79325559012636" calcext:value-type="float">
            <text:p>1.793</text:p>
          </table:table-cell>
          <table:table-cell table:style-name="ce9" office:value-type="float" office:value="1.79917444030765" calcext:value-type="float">
            <text:p>1.799</text:p>
          </table:table-cell>
          <table:table-cell table:style-name="ce9" office:value-type="float" office:value="1.77484782154934" calcext:value-type="float">
            <text:p>1.775</text:p>
          </table:table-cell>
          <table:table-cell table:style-name="ce9" office:value-type="float" office:value="1.75307630919149" calcext:value-type="float">
            <text:p>1.753</text:p>
          </table:table-cell>
          <table:table-cell table:style-name="ce11" table:formula="of:=AVERAGE([.N58:.Q58])" office:value-type="float" office:value="1.78008854029371" calcext:value-type="float">
            <text:p>1.780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4930543.73478645" calcext:value-type="float">
            <text:p>4930543.735</text:p>
          </table:table-cell>
          <table:table-cell table:style-name="ce9" office:value-type="float" office:value="4893027.05693019" calcext:value-type="float">
            <text:p>4893027.057</text:p>
          </table:table-cell>
          <table:table-cell table:style-name="ce9" office:value-type="float" office:value="4887448.04913172" calcext:value-type="float">
            <text:p>4887448.049</text:p>
          </table:table-cell>
          <table:table-cell table:style-name="ce9" office:value-type="float" office:value="4822780.59636983" calcext:value-type="float">
            <text:p>4822780.596</text:p>
          </table:table-cell>
          <table:table-cell table:style-name="ce11" table:formula="of:=AVERAGE([.W58:.Z58])" office:value-type="float" office:value="4883449.85930455" calcext:value-type="float">
            <text:p>4883449.859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12865792436338" calcext:value-type="float">
            <text:p>6.129</text:p>
          </table:table-cell>
          <table:table-cell table:style-name="ce9" office:value-type="float" office:value="6.1162498533623" calcext:value-type="float">
            <text:p>6.116</text:p>
          </table:table-cell>
          <table:table-cell table:style-name="ce9" office:value-type="float" office:value="5.99888785137761" calcext:value-type="float">
            <text:p>5.999</text:p>
          </table:table-cell>
          <table:table-cell table:style-name="ce9" office:value-type="float" office:value="5.91622763502492" calcext:value-type="float">
            <text:p>5.916</text:p>
          </table:table-cell>
          <table:table-cell table:style-name="ce11" table:formula="of:=AVERAGE([.AF58:.AI58])" office:value-type="float" office:value="6.04000581603205" calcext:value-type="float">
            <text:p>6.040</text:p>
          </table:table-cell>
          <table:table-cell table:style-name="ce12"/>
          <table:table-cell table:style-name="ce16"/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42285287686071" calcext:value-type="float">
            <text:p>0.004</text:p>
          </table:table-cell>
          <table:table-cell table:style-name="ce9" office:value-type="float" office:value="0.00375856001056688" calcext:value-type="float">
            <text:p>0.004</text:p>
          </table:table-cell>
          <table:table-cell table:style-name="ce9" office:value-type="float" office:value="0.00662963589776652" calcext:value-type="float">
            <text:p>0.007</text:p>
          </table:table-cell>
          <table:table-cell table:style-name="ce9" office:value-type="float" office:value="0.0186190011036949" calcext:value-type="float">
            <text:p>0.019</text:p>
          </table:table-cell>
          <table:table-cell table:style-name="ce11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421623868619485" calcext:value-type="float">
            <text:p>0.004</text:p>
          </table:table-cell>
          <table:table-cell table:style-name="ce9" office:value-type="float" office:value="0.00453155732140243" calcext:value-type="float">
            <text:p>0.005</text:p>
          </table:table-cell>
          <table:table-cell table:style-name="ce9" office:value-type="float" office:value="0.00276937907404307" calcext:value-type="float">
            <text:p>0.003</text:p>
          </table:table-cell>
          <table:table-cell table:style-name="ce9" office:value-type="float" office:value="0.00288920435579923" calcext:value-type="float">
            <text:p>0.00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14524702669.7792" calcext:value-type="float">
            <text:p>14524702669.779</text:p>
          </table:table-cell>
          <table:table-cell table:style-name="ce9" office:value-type="float" office:value="12082226581.2381" calcext:value-type="float">
            <text:p>12082226581.238</text:p>
          </table:table-cell>
          <table:table-cell table:style-name="ce9" office:value-type="float" office:value="11530692288.1228" calcext:value-type="float">
            <text:p>11530692288.123</text:p>
          </table:table-cell>
          <table:table-cell table:style-name="ce9" office:value-type="float" office:value="16733913382.8063" calcext:value-type="float">
            <text:p>16733913382.806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164652597722733" calcext:value-type="float">
            <text:p>0.016</text:p>
          </table:table-cell>
          <table:table-cell table:style-name="ce9" office:value-type="float" office:value="0.0173882728087575" calcext:value-type="float">
            <text:p>0.017</text:p>
          </table:table-cell>
          <table:table-cell table:style-name="ce9" office:value-type="float" office:value="0.0156442446866394" calcext:value-type="float">
            <text:p>0.016</text:p>
          </table:table-cell>
          <table:table-cell table:style-name="ce9" office:value-type="float" office:value="0.0194959013569595" calcext:value-type="float">
            <text:p>0.019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24.0100031768691" calcext:value-type="float">
            <text:p>24.010</text:p>
          </table:table-cell>
          <table:table-cell table:style-name="ce9" office:value-type="float" office:value="20.411620389877" calcext:value-type="float">
            <text:p>20.412</text:p>
          </table:table-cell>
          <table:table-cell table:style-name="ce9" office:value-type="float" office:value="22.7773416182501" calcext:value-type="float">
            <text:p>22.777</text:p>
          </table:table-cell>
          <table:table-cell table:style-name="ce9" office:value-type="float" office:value="34.3167777397722" calcext:value-type="float">
            <text:p>34.317</text:p>
          </table:table-cell>
          <table:table-cell table:style-name="ce11" table:formula="of:=AVERAGE([.E60:.H60])" office:value-type="float" office:value="25.3789357311921" calcext:value-type="float">
            <text:p>25.379</text:p>
          </table:table-cell>
          <table:table-cell table:formula="of:=[.$I60]/[.$A58]" office:value-type="float" office:value="1.69192904874614" calcext:value-type="float">
            <text:p>1.69</text:p>
          </table:table-cell>
          <table:table-cell table:style-name="ce16" table:formula="of:=[.$I60]/[.$B58]" office:value-type="float" office:value="0.845964524373071" calcext:value-type="float">
            <text:p>0.8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0.3251270207961" calcext:value-type="float">
            <text:p>20.325</text:p>
          </table:table-cell>
          <table:table-cell table:style-name="ce9" office:value-type="float" office:value="21.5527211129175" calcext:value-type="float">
            <text:p>21.553</text:p>
          </table:table-cell>
          <table:table-cell table:style-name="ce9" office:value-type="float" office:value="22.3232859349999" calcext:value-type="float">
            <text:p>22.323</text:p>
          </table:table-cell>
          <table:table-cell table:style-name="ce9" office:value-type="float" office:value="23.7207875297875" calcext:value-type="float">
            <text:p>23.721</text:p>
          </table:table-cell>
          <table:table-cell table:style-name="ce11" table:formula="of:=AVERAGE([.N60:.Q60])" office:value-type="float" office:value="21.9804803996252" calcext:value-type="float">
            <text:p>21.980</text:p>
          </table:table-cell>
          <table:table-cell table:style-name="ce12" table:formula="of:=[.R60]/[.$A58]" office:value-type="float" office:value="1.46536535997502" calcext:value-type="float">
            <text:p>1.47</text:p>
          </table:table-cell>
          <table:table-cell table:style-name="ce16" table:formula="of:=[.R60]/[.$B58]" office:value-type="float" office:value="0.732682679987508" calcext:value-type="float">
            <text:p>0.73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3.1085430520003" calcext:value-type="float">
            <text:p>13.109</text:p>
          </table:table-cell>
          <table:table-cell table:style-name="ce9" office:value-type="float" office:value="12.1945856307166" calcext:value-type="float">
            <text:p>12.195</text:p>
          </table:table-cell>
          <table:table-cell table:style-name="ce9" office:value-type="float" office:value="13.9665858117468" calcext:value-type="float">
            <text:p>13.967</text:p>
          </table:table-cell>
          <table:table-cell table:style-name="ce9" office:value-type="float" office:value="14.2793312171965" calcext:value-type="float">
            <text:p>14.279</text:p>
          </table:table-cell>
          <table:table-cell table:style-name="ce11" table:formula="of:=AVERAGE([.W60:.Z60])" office:value-type="float" office:value="13.3872614279151" calcext:value-type="float">
            <text:p>13.387</text:p>
          </table:table-cell>
          <table:table-cell table:style-name="ce12" table:formula="of:=[.AA60]/[.$A58]" office:value-type="float" office:value="0.892484095194337" calcext:value-type="float">
            <text:p>0.89</text:p>
          </table:table-cell>
          <table:table-cell table:style-name="ce16" table:formula="of:=[.AA60]/[.$B58]" office:value-type="float" office:value="0.446242047597168" calcext:value-type="float">
            <text:p>0.4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9.41577182360857" calcext:value-type="float">
            <text:p>9.416</text:p>
          </table:table-cell>
          <table:table-cell table:style-name="ce9" office:value-type="float" office:value="9.13474222099693" calcext:value-type="float">
            <text:p>9.135</text:p>
          </table:table-cell>
          <table:table-cell table:style-name="ce9" office:value-type="float" office:value="9.02060918941849" calcext:value-type="float">
            <text:p>9.021</text:p>
          </table:table-cell>
          <table:table-cell table:style-name="ce9" office:value-type="float" office:value="11.618044632387" calcext:value-type="float">
            <text:p>11.618</text:p>
          </table:table-cell>
          <table:table-cell table:style-name="ce11" table:formula="of:=AVERAGE([.AF60:.AI60])" office:value-type="float" office:value="9.79729196660274" calcext:value-type="float">
            <text:p>9.797</text:p>
          </table:table-cell>
          <table:table-cell table:style-name="ce12" table:formula="of:=[.AJ60]/[.$A58]" office:value-type="float" office:value="0.653152797773516" calcext:value-type="float">
            <text:p>0.65</text:p>
          </table:table-cell>
          <table:table-cell table:style-name="ce16" table:formula="of:=[.AJ60]/[.$B58]" office:value-type="float" office:value="0.326576398886758" calcext:value-type="float">
            <text:p>0.33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7" office:value-type="string" calcext:value-type="string">
            <text:p>std(tau)</text:p>
          </table:table-cell>
          <table:table-cell table:style-name="ce10" office:value-type="float" office:value="11.0871888097608" calcext:value-type="float">
            <text:p>11.087</text:p>
          </table:table-cell>
          <table:table-cell table:style-name="ce10" office:value-type="float" office:value="9.36360868088068" calcext:value-type="float">
            <text:p>9.364</text:p>
          </table:table-cell>
          <table:table-cell table:style-name="ce10" office:value-type="float" office:value="18.5842193074694" calcext:value-type="float">
            <text:p>18.584</text:p>
          </table:table-cell>
          <table:table-cell table:style-name="ce10" office:value-type="float" office:value="63.1190130266721" calcext:value-type="float">
            <text:p>63.119</text:p>
          </table:table-cell>
          <table:table-cell table:style-name="ce10"/>
          <table:table-cell table:style-name="ce14"/>
          <table:table-cell table:style-name="ce17"/>
          <table:table-cell/>
          <table:table-cell table:style-name="ce7" office:value-type="string" calcext:value-type="string">
            <text:p>std(tau)</text:p>
          </table:table-cell>
          <table:table-cell table:style-name="ce10" office:value-type="float" office:value="12.1425947450536" calcext:value-type="float">
            <text:p>12.143</text:p>
          </table:table-cell>
          <table:table-cell table:style-name="ce10" office:value-type="float" office:value="13.48199553682" calcext:value-type="float">
            <text:p>13.482</text:p>
          </table:table-cell>
          <table:table-cell table:style-name="ce10" office:value-type="float" office:value="8.66536714722188" calcext:value-type="float">
            <text:p>8.665</text:p>
          </table:table-cell>
          <table:table-cell table:style-name="ce10" office:value-type="float" office:value="9.6401601474233" calcext:value-type="float">
            <text:p>9.640</text:p>
          </table:table-cell>
          <table:table-cell table:style-name="ce10"/>
          <table:table-cell table:style-name="ce14"/>
          <table:table-cell table:style-name="ce17"/>
          <table:table-cell/>
          <table:table-cell table:style-name="ce7" office:value-type="string" calcext:value-type="string">
            <text:p>std(tau)</text:p>
          </table:table-cell>
          <table:table-cell table:style-name="ce10" office:value-type="float" office:value="4.16561963524548" calcext:value-type="float">
            <text:p>4.166</text:p>
          </table:table-cell>
          <table:table-cell table:style-name="ce10" office:value-type="float" office:value="3.38313828212708" calcext:value-type="float">
            <text:p>3.383</text:p>
          </table:table-cell>
          <table:table-cell table:style-name="ce10" office:value-type="float" office:value="3.4935204254912" calcext:value-type="float">
            <text:p>3.494</text:p>
          </table:table-cell>
          <table:table-cell table:style-name="ce10" office:value-type="float" office:value="5.27794250413114" calcext:value-type="float">
            <text:p>5.278</text:p>
          </table:table-cell>
          <table:table-cell table:style-name="ce10"/>
          <table:table-cell table:style-name="ce14"/>
          <table:table-cell table:style-name="ce17"/>
          <table:table-cell/>
          <table:table-cell table:style-name="ce7" office:value-type="string" calcext:value-type="string">
            <text:p>std(tau)</text:p>
          </table:table-cell>
          <table:table-cell table:style-name="ce10" office:value-type="float" office:value="2.67492150019923" calcext:value-type="float">
            <text:p>2.675</text:p>
          </table:table-cell>
          <table:table-cell table:style-name="ce10" office:value-type="float" office:value="2.82398780337884" calcext:value-type="float">
            <text:p>2.824</text:p>
          </table:table-cell>
          <table:table-cell table:style-name="ce10" office:value-type="float" office:value="2.63772843060516" calcext:value-type="float">
            <text:p>2.638</text:p>
          </table:table-cell>
          <table:table-cell table:style-name="ce10" office:value-type="float" office:value="3.6462401874233" calcext:value-type="float">
            <text:p>3.646</text:p>
          </table:table-cell>
          <table:table-cell table:style-name="ce10"/>
          <table:table-cell table:style-name="ce14"/>
          <table:table-cell table:style-name="ce17"/>
          <table:table-cell table:number-columns-repeated="98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interpolation parameters'.A1:'interpolation parameters'.AMJ1048576">
            <calcext:condition calcext:apply-style-name="Bad" calcext:value="=&quot;inf&quot;" calcext:base-cell-address="'interpolation parameters'.AJ60"/>
          </calcext:conditional-format>
        </calcext:conditional-formats>
      </table:table>
      <table:table table:name="data analysis" table:style-name="ta1">
        <table:shapes>
          <draw:frame draw:z-index="0" draw:style-name="gr2" draw:text-style-name="P2" svg:width="15.999cm" svg:height="8.999cm" svg:x="0.835cm" svg:y="10.052cm">
            <draw:object draw:notify-on-update-of-ranges="'data analysis'.C18:'data analysis'.C21 'data analysis'.F17:'data analysis'.F17 'data analysis'.F18:'data analysis'.F21 'data analysis'.C18:'data analysis'.C21 'data analysis'.G17:'data analysis'.G17 'data analysis'.G18:'data analysis'.G21 'data analysis'.C18:'data analysis'.C21 'data analysis'.H17:'data analysis'.H17 'data analysis'.H18:'data analysis'.H21 'data analysis'.C18:'data analysis'.C21 'data analysis'.I17:'data analysis'.I17 'data analysis'.I18:'data analysis'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ext Frame 1" draw:style-name="gr3" draw:text-style-name="P3" svg:width="19.104cm" svg:height="10.509cm" svg:x="34.366cm" svg:y="5.144cm">
            <draw:text-box>
              <text:p><text:span text:style-name="T1">N</text:span><text:span text:style-name="T1">o</text:span><text:span text:style-name="T1">t</text:span><text:span text:style-name="T1">e</text:span><text:span text:style-name="T1">s</text:span><text:span text:style-name="T1">.</text:span></text:p>
              <text:p><text:span text:style-name="T3">I</text:span><text:span text:style-name="T3">n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h</text:span><text:span text:style-name="T3">e</text:span><text:span text:style-name="T3">e</text:span><text:span text:style-name="T3">t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m</text:span><text:span text:style-name="T3">o</text:span><text:span text:style-name="T3">r</text:span><text:span text:style-name="T3">p</text:span><text:span text:style-name="T3">h</text:span><text:span text:style-name="T3">o</text:span><text:span text:style-name="T3">l</text:span><text:span text:style-name="T3">o</text:span><text:span text:style-name="T3">g</text:span><text:span text:style-name="T3">i</text:span><text:span text:style-name="T3">c</text:span><text:span text:style-name="T3">a</text:span><text:span text:style-name="T3">l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o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h</text:span><text:span text:style-name="T3">o</text:span><text:span text:style-name="T3">w</text:span><text:span text:style-name="T3">n</text:span><text:span text:style-name="T3">.</text:span><text:span text:style-name="T3"><text:line-break/>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text:span text:style-name="T3">,</text:span><text:span text:style-name="T3"> </text:span><text:span text:style-name="T3">t</text:span><text:span text:style-name="T3">e</text:span><text:span text:style-name="T3">m</text:span><text:span text:style-name="T3">p</text:span><text:span text:style-name="T3">o</text:span><text:span text:style-name="T3">r</text:span><text:span text:style-name="T3">a</text:span><text:span text:style-name="T3">l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o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r</text:span><text:span text:style-name="T3">e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.</text:span><text:span text:style-name="T3"> </text:span><text:span text:style-name="T3">I</text:span><text:span text:style-name="T3">n</text:span><text:span text:style-name="T3"> </text:span><text:span text:style-name="T3">r</text:span><text:span text:style-name="T3">e</text:span><text:span text:style-name="T3">d</text:span><text:span text:style-name="T3"> </text:span><text:span text:style-name="T3">a</text:span><text:span text:style-name="T3">r</text:span><text:span text:style-name="T3">e</text:span><text:span text:style-name="T3"> </text:span><text:span text:style-name="T3">h</text:span><text:span text:style-name="T3">i</text:span><text:span text:style-name="T3">g</text:span><text:span text:style-name="T3">h</text:span><text:span text:style-name="T3">l</text:span><text:span text:style-name="T3">i</text:span><text:span text:style-name="T3">g</text:span><text:span text:style-name="T3">h</text:span><text:span text:style-name="T3">t</text:span><text:span text:style-name="T3">e</text:span><text:span text:style-name="T3">d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n</text:span><text:span text:style-name="T3">c</text:span><text:span text:style-name="T3">e</text:span><text:span text:style-name="T3">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a</text:span><text:span text:style-name="T3">i</text:span><text:span text:style-name="T3">l</text:span><text:span text:style-name="T3">e</text:span><text:span text:style-name="T3">d</text:span><text:span text:style-name="T3">.</text:span></text:p>
              <text:p><text:span text:style-name="T3"/></text:p>
              <text:p><text:span text:style-name="T3">J</text:span><text:span text:style-name="T3">u</text:span><text:span text:style-name="T3">s</text:span><text:span text:style-name="T3">t</text:span><text:span text:style-name="T3"> </text:span><text:span text:style-name="T3">b</text:span><text:span text:style-name="T3">e</text:span><text:span text:style-name="T3">l</text:span><text:span text:style-name="T3">o</text:span><text:span text:style-name="T3">w</text:span><text:span text:style-name="T3">,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n</text:span><text:span text:style-name="T3">e</text:span><text:span text:style-name="T3">s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d</text:span><text:span text:style-name="T3">i</text:span><text:span text:style-name="T3">s</text:span><text:span text:style-name="T3">c</text:span><text:span text:style-name="T3">r</text:span><text:span text:style-name="T3">e</text:span><text:span text:style-name="T3">t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r</text:span><text:span text:style-name="T3">e</text:span><text:span text:style-name="T3"> </text:span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e</text:span><text:span text:style-name="T3">d</text:span><text:span text:style-name="T3">.</text:span><text:span text:style-name="T3"><text:line-break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,</text:span><text:span text:style-name="T3"> </text:span><text:span text:style-name="T3">d</text:span><text:span text:style-name="T3">i</text:span><text:span text:style-name="T3">s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 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</text:span><text:span text:style-name="T3">c</text:span><text:span text:style-name="T3">y</text:span><text:span text:style-name="T3"> </text:span><text:span text:style-name="T3">w</text:span><text:span text:style-name="T3">a</text:span><text:span text:style-name="T3">s</text:span><text:span text:style-name="T3"> </text:span><text:span text:style-name="T3">p</text:span><text:span text:style-name="T3">l</text:span><text:span text:style-name="T3">o</text:span><text:span text:style-name="T3">t</text:span><text:span text:style-name="T3">t</text:span><text:span text:style-name="T3">e</text:span><text:span text:style-name="T3">d</text:span><text:span text:style-name="T3">,</text:span><text:span text:style-name="T3"> </text:span><text:span text:style-name="T3">s</text:span><text:span text:style-name="T3">h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h</text:span><text:span text:style-name="T3">i</text:span><text:span text:style-name="T3">g</text:span><text:span text:style-name="T3">h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o</text:span><text:span text:style-name="T3">w</text:span><text:span text:style-name="T3">e</text:span><text:span text:style-name="T3">r</text:span><text:span text:style-name="T3"> </text:span><text:span text:style-name="T3">d</text:span><text:span text:style-name="T3">i</text:span><text:span text:style-name="T3">s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w</text:span><text:span text:style-name="T3">h</text:span><text:span text:style-name="T3">i</text:span><text:span text:style-name="T3">l</text:span><text:span text:style-name="T3">e</text:span><text:span text:style-name="T3"> </text:span><text:span text:style-name="T3">i</text:span><text:span text:style-name="T3">n</text:span><text:span text:style-name="T3">c</text:span><text:span text:style-name="T3">r</text:span><text:span text:style-name="T3">e</text:span><text:span text:style-name="T3">a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s</text:span><text:span text:style-name="T3">y</text:span><text:span text:style-name="T3">m</text:span><text:span text:style-name="T3">p</text:span><text:span text:style-name="T3">t</text:span><text:span text:style-name="T3">o</text:span><text:span text:style-name="T3">t</text:span><text:span text:style-name="T3">i</text:span><text:span text:style-name="T3">c</text:span><text:span text:style-name="T3"> </text:span><text:span text:style-name="T3">b</text:span><text:span text:style-name="T3">e</text:span><text:span text:style-name="T3">h</text:span><text:span text:style-name="T3">a</text:span><text:span text:style-name="T3">v</text:span><text:span text:style-name="T3">i</text:span><text:span text:style-name="T3">o</text:span><text:span text:style-name="T3">u</text:span><text:span text:style-name="T3">r</text:span><text:span text:style-name="T3"> </text:span><text:span text:style-name="T3">i</text:span><text:span text:style-name="T3">s</text:span><text:span text:style-name="T3"> </text:span><text:span text:style-name="T3">s</text:span><text:span text:style-name="T3">h</text:span><text:span text:style-name="T3">o</text:span><text:span text:style-name="T3">w</text:span><text:span text:style-name="T3">n</text:span><text:span text:style-name="T3">.</text:span></text:p>
              <text:p><text:span text:style-name="T3"/></text:p>
              <text:p><text:span text:style-name="T3">T</text:span><text:span text:style-name="T3">h</text:span><text:span text:style-name="T3">e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s</text:span><text:span text:style-name="T3">h</text:span><text:span text:style-name="T3">o</text:span><text:span text:style-name="T3">w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a</text:span><text:span text:style-name="T3">t</text:span><text:span text:style-name="T3">i</text:span><text:span text:style-name="T3">o</text:span><text:span text:style-name="T3">s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o</text:span><text:span text:style-name="T3">l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u</text:span><text:span text:style-name="T3">n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x</text:span><text:span text:style-name="T3">n</text:span><text:span text:style-name="T3">e</text:span><text:span text:style-name="T3">r</text:span><text:span text:style-name="T3"> </text:span><text:span text:style-name="T3">t</text:span><text:span text:style-name="T3">i</text:span><text:span text:style-name="T3">m</text:span><text:span text:style-name="T3">e</text:span><text:span text:style-name="T3">.</text:span><text:span text:style-name="T3"> </text:span></text:p>
              <text:p><text:span text:style-name="T3">T</text:span><text:span text:style-name="T3">a</text:span><text:span text:style-name="T3">u</text:span><text:span text:style-name="T3">/</text:span><text:span text:style-name="T3">T</text:span><text:span text:style-name="T3">r</text:span><text:span text:style-name="T3">u</text:span><text:span text:style-name="T3">n</text:span><text:span text:style-name="T3"> </text:span><text:span text:style-name="T3">r</text:span><text:span text:style-name="T3">a</text:span><text:span text:style-name="T3">t</text:span><text:span text:style-name="T3">i</text:span><text:span text:style-name="T3">o</text:span><text:span text:style-name="T3"> </text:span><text:span text:style-name="T3">l</text:span><text:span text:style-name="T3">e</text:span><text:span text:style-name="T3">s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1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c</text:span><text:span text:style-name="T3">a</text:span><text:span text:style-name="T3">u</text:span><text:span text:style-name="T3">t</text:span><text:span text:style-name="T3">i</text:span><text:span text:style-name="T3">o</text:span><text:span text:style-name="T3">n</text:span><text:span text:style-name="T3">: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d</text:span><text:span text:style-name="T3">i</text:span><text:span text:style-name="T3">s</text:span><text:span text:style-name="T3">c</text:span><text:span text:style-name="T3">r</text:span><text:span text:style-name="T3">e</text:span><text:span text:style-name="T3">t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c</text:span><text:span text:style-name="T3">o</text:span><text:span text:style-name="T3">a</text:span><text:span text:style-name="T3">r</text:span><text:span text:style-name="T3">s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m</text:span><text:span text:style-name="T3">p</text:span><text:span text:style-name="T3">o</text:span><text:span text:style-name="T3">r</text:span><text:span text:style-name="T3">a</text:span><text:span text:style-name="T3">l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e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l</text:span><text:span text:style-name="T3">a</text:span><text:span text:style-name="T3">c</text:span><text:span text:style-name="T3">k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v</text:span><text:span text:style-name="T3">e</text:span><text:span text:style-name="T3">n</text:span><text:span text:style-name="T3">e</text:span><text:span text:style-name="T3">s</text:span><text:span text:style-name="T3">s</text:span><text:span text:style-name="T3">.</text:span></text:p>
              <text:p><text:span text:style-name="T3"/></text:p>
              <text:p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d</text:span><text:span text:style-name="T3">e</text:span><text:span text:style-name="T3">a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r</text:span><text:span text:style-name="T3">a</text:span><text:span text:style-name="T3">t</text:span><text:span text:style-name="T3">i</text:span><text:span text:style-name="T3">o</text:span><text:span text:style-name="T3"> </text:span><text:span text:style-name="T3">T</text:span><text:span text:style-name="T3">a</text:span><text:span text:style-name="T3">u</text:span><text:span text:style-name="T3">/</text:span><text:span text:style-name="T3">T</text:span><text:span text:style-name="T3">r</text:span><text:span text:style-name="T3">u</text:span><text:span text:style-name="T3">n</text:span><text:span text:style-name="T3"> </text:span><text:span text:style-name="T3">l</text:span><text:span text:style-name="T3">e</text:span><text:span text:style-name="T3">s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1</text:span><text:span text:style-name="T3"> </text:span><text:span text:style-name="T3">l</text:span><text:span text:style-name="T3">e</text:span><text:span text:style-name="T3">a</text:span><text:span text:style-name="T3">d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o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l</text:span><text:span text:style-name="T3">l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u</text:span><text:span text:style-name="T3">n</text:span><text:span text:style-name="T3">s</text:span><text:span text:style-name="T3"> </text:span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</text:span><text:span text:style-name="T3">i</text:span><text:span text:style-name="T3">s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a</text:span><text:span text:style-name="T3">r</text:span><text:span text:style-name="T3">s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e</text:span><text:span text:style-name="T3">p</text:span><text:span text:style-name="T3"> </text:span><text:span text:style-name="T3">c</text:span><text:span text:style-name="T3">o</text:span><text:span text:style-name="T3">u</text:span><text:span text:style-name="T3">l</text:span><text:span text:style-name="T3">d</text:span><text:span text:style-name="T3"> </text:span><text:span text:style-name="T3">l</text:span><text:span text:style-name="T3">e</text:span><text:span text:style-name="T3">a</text:span><text:span text:style-name="T3">d</text:span><text:span text:style-name="T3"> </text:span><text:span text:style-name="T3">t</text:span><text:span text:style-name="T3">o</text:span><text:span text:style-name="T3"> </text:span><text:span text:style-name="T3">b</text:span><text:span text:style-name="T3">i</text:span><text:span text:style-name="T3">a</text:span><text:span text:style-name="T3">s</text:span><text:span text:style-name="T3">.</text:span><text:span text:style-name="T3"> </text:span><text:span text:style-name="T3">I</text:span><text:span text:style-name="T3">n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q</text:span><text:span text:style-name="T3">1</text:span><text:span text:style-name="T3">5</text:span><text:span text:style-name="T3">_</text:span><text:span text:style-name="T3">1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q</text:span><text:span text:style-name="T3">2</text:span><text:span text:style-name="T3">0</text:span><text:span text:style-name="T3">_</text:span><text:span text:style-name="T3">1</text:span><text:span text:style-name="T3">.</text:span><text:span text:style-name="T3"><text:line-break/></text:span><text:span text:style-name="T3"/></text:p>
              <text:p><text:span text:style-name="T3">F</text:span><text:span text:style-name="T3">o</text:span><text:span text:style-name="T3">r</text:span><text:span text:style-name="T3">t</text:span><text:span text:style-name="T3">h</text:span><text:span text:style-name="T3">e</text:span><text:span text:style-name="T3">r</text:span><text:span text:style-name="T3">m</text:span><text:span text:style-name="T3">o</text:span><text:span text:style-name="T3">r</text:span><text:span text:style-name="T3">e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a</text:span><text:span text:style-name="T3"> </text:span><text:span text:style-name="T3">c</text:span><text:span text:style-name="T3">h</text:span><text:span text:style-name="T3">a</text:span><text:span text:style-name="T3">r</text:span><text:span text:style-name="T3">t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text:span text:style-name="T3"> </text:span><text:span text:style-name="T3">s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t</text:span><text:span text:style-name="T3">h</text:span><text:span text:style-name="T3">i</text:span><text:span text:style-name="T3">c</text:span><text:span text:style-name="T3">k</text:span><text:span text:style-name="T3">n</text:span><text:span text:style-name="T3">e</text:span><text:span text:style-name="T3">s</text:span><text:span text:style-name="T3">s</text:span><text:span text:style-name="T3"> </text:span><text:span text:style-name="T3">e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e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v</text:span><text:span text:style-name="T3">e</text:span><text:span text:style-name="T3">r</text:span><text:span text:style-name="T3">y</text:span><text:span text:style-name="T3"> </text:span><text:span text:style-name="T3">f</text:span><text:span text:style-name="T3">a</text:span><text:span text:style-name="T3">s</text:span><text:span text:style-name="T3">t</text:span><text:span text:style-name="T3">,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p</text:span><text:span text:style-name="T3">o</text:span><text:span text:style-name="T3">l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c</text:span><text:span text:style-name="T3">a</text:span><text:span text:style-name="T3">l</text:span><text:span text:style-name="T3">e</text:span><text:span text:style-name="T3"> </text:span><text:span text:style-name="T3">a</text:span><text:span text:style-name="T3">l</text:span><text:span text:style-name="T3">w</text:span><text:span text:style-name="T3">a</text:span><text:span text:style-name="T3">y</text:span><text:span text:style-name="T3">s</text:span><text:span text:style-name="T3"> </text:span><text:span text:style-name="T3">b</text:span><text:span text:style-name="T3">e</text:span><text:span text:style-name="T3">l</text:span><text:span text:style-name="T3">o</text:span><text:span text:style-name="T3">w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u</text:span><text:span text:style-name="T3">n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.</text:span><text:span text:style-name="T3"><text:line-break/></text:span><text:span text:style-name="T3">D</text:span><text:span text:style-name="T3">u</text:span><text:span text:style-name="T3">e</text:span><text:span text:style-name="T3"> </text:span><text:span text:style-name="T3">t</text:span><text:span text:style-name="T3">o</text:span><text:span text:style-name="T3"> </text:span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text:span text:style-name="T3">a</text:span><text:span text:style-name="T3">l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i</text:span><text:span text:style-name="T3">n</text:span><text:span text:style-name="T3">g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t</text:span><text:span text:style-name="T3">h</text:span><text:span text:style-name="T3">i</text:span><text:span text:style-name="T3">c</text:span><text:span text:style-name="T3">k</text:span><text:span text:style-name="T3">n</text:span><text:span text:style-name="T3">e</text:span><text:span text:style-name="T3">s</text:span><text:span text:style-name="T3">s</text:span><text:span text:style-name="T3"> </text:span><text:span text:style-name="T3">d</text:span><text:span text:style-name="T3">o</text:span><text:span text:style-name="T3"> </text:span><text:span text:style-name="T3">n</text:span><text:span text:style-name="T3">o</text:span><text:span text:style-name="T3">t</text:span><text:span text:style-name="T3"> </text:span><text:span text:style-name="T3">s</text:span><text:span text:style-name="T3">e</text:span><text:span text:style-name="T3">e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a</text:span><text:span text:style-name="T3"> </text:span><text:span text:style-name="T3">s</text:span><text:span text:style-name="T3">u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 </text:span><text:span text:style-name="T3">g</text:span><text:span text:style-name="T3">e</text:span><text:span text:style-name="T3">o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c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 </text:span><text:span text:style-name="T3">m</text:span><text:span text:style-name="T3">o</text:span><text:span text:style-name="T3">r</text:span><text:span text:style-name="T3">p</text:span><text:span text:style-name="T3">h</text:span><text:span text:style-name="T3">o</text:span><text:span text:style-name="T3">l</text:span><text:span text:style-name="T3">o</text:span><text:span text:style-name="T3">g</text:span><text:span text:style-name="T3">i</text:span><text:span text:style-name="T3">c</text:span><text:span text:style-name="T3">a</text:span><text:span text:style-name="T3">l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t</text:span><text:span text:style-name="T3">i</text:span><text:span text:style-name="T3">m</text:span><text:span text:style-name="T3">e</text:span><text:span text:style-name="T3">.</text:span></text:p>
              <text:p><text:span text:style-name="T3"/></text:p>
            </draw:text-box>
          </draw:frame>
          <draw:frame draw:z-index="2" draw:name="embedded object (OLE) 1" draw:style-name="gr4" draw:text-style-name="P2" svg:width="3.829cm" svg:height="0.942cm" svg:x="8.005cm" svg:y="4.51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2" svg:width="15.999cm" svg:height="8.999cm" svg:x="16.554cm" svg:y="10.135cm">
            <draw:object draw:notify-on-update-of-ranges="'data analysis'.C18:'data analysis'.C21 'data analysis'.J17:'data analysis'.J17 'data analysis'.J18:'data analysis'.J21 'data analysis'.C18:'data analysis'.C21 'data analysis'.K17:'data analysis'.K17 'data analysis'.K18:'data analysis'.K21 'data analysis'.C18:'data analysis'.C21 'data analysis'.L17:'data analysis'.L17 'data analysis'.L18:'data analysis'.L21 'data analysis'.C18:'data analysis'.C21 'data analysis'.M17:'data analysis'.M17 'data analysis'.M18:'data analysis'.M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Run Parameters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run</text:p>
          </table:table-cell>
          <table:table-cell table:style-name="ce24" office:value-type="string" calcext:value-type="string">
            <text:p>Q [l/s]</text:p>
          </table:table-cell>
          <table:table-cell table:style-name="ce29" office:value-type="string" calcext:value-type="string">
            <text:p>Trun [min]</text:p>
          </table:table-cell>
          <table:table-cell table:style-name="ce29" office:value-type="string" calcext:value-type="string">
            <text:p>Txnr [min]</text:p>
          </table:table-cell>
          <table:table-cell table:style-name="ce29" office:value-type="string" calcext:value-type="string">
            <text:p>Tau-dep</text:p>
          </table:table-cell>
          <table:table-cell table:style-name="ce29" office:value-type="string" calcext:value-type="string">
            <text:p>Tau-sco</text:p>
          </table:table-cell>
          <table:table-cell table:style-name="ce29" office:value-type="string" calcext:value-type="string">
            <text:p>Tau_actA</text:p>
          </table:table-cell>
          <table:table-cell table:style-name="ce35" office:value-type="string" calcext:value-type="string">
            <text:p>Tau_act_T</text:p>
          </table:table-cell>
          <table:table-cell table:style-name="ce32"/>
          <table:table-cell table:style-name="ce38" office:value-type="string" calcext:value-type="string">
            <text:p>Tau _dep/Trun</text:p>
          </table:table-cell>
          <table:table-cell table:style-name="ce82" office:value-type="string" calcext:value-type="string">
            <text:p>Tau_dep/Txnr</text:p>
          </table:table-cell>
          <table:table-cell table:style-name="ce43" office:value-type="string" calcext:value-type="string">
            <text:p>Tau_sco/Trun</text:p>
          </table:table-cell>
          <table:table-cell table:style-name="ce82" office:value-type="string" calcext:value-type="string">
            <text:p>Tau_sco/Txnr</text:p>
          </table:table-cell>
          <table:table-cell table:style-name="ce43" office:value-type="string" calcext:value-type="string">
            <text:p>Tau_actA/Trun</text:p>
          </table:table-cell>
          <table:table-cell table:style-name="ce82" office:value-type="string" calcext:value-type="string">
            <text:p>Tau_actA/Txnr</text:p>
          </table:table-cell>
          <table:table-cell table:style-name="ce43" office:value-type="string" calcext:value-type="string">
            <text:p>Tau_act_T/Trun</text:p>
          </table:table-cell>
          <table:table-cell table:style-name="ce88" office:value-type="string" calcext:value-type="string">
            <text:p>Tau_act_T/Txnr</text:p>
          </table:table-cell>
        </table:table-row>
        <table:table-row table:style-name="ro1">
          <table:table-cell/>
          <table:table-cell table:style-name="ce22" office:value-type="string" calcext:value-type="string">
            <text:p>q07_1</text:p>
          </table:table-cell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47" calcext:value-type="float">
            <text:p>47</text:p>
          </table:table-cell>
          <table:table-cell table:style-name="ce32" office:value-type="float" office:value="94" calcext:value-type="float">
            <text:p>94</text:p>
          </table:table-cell>
          <table:table-cell table:style-name="ce33" table:formula="of:=[$'interpolation parameters'.$I$6]" office:value-type="float" office:value="141.143346942488" calcext:value-type="float">
            <text:p>141.1</text:p>
          </table:table-cell>
          <table:table-cell table:style-name="ce33" table:formula="of:=[$'interpolation parameters'.$R$6]" office:value-type="float" office:value="152.55340214456" calcext:value-type="float">
            <text:p>152.6</text:p>
          </table:table-cell>
          <table:table-cell table:style-name="ce33" table:formula="of:=[$'interpolation parameters'.$AA$6]" office:value-type="float" office:value="104.928552396153" calcext:value-type="float">
            <text:p>104.9</text:p>
          </table:table-cell>
          <table:table-cell table:style-name="ce36" table:formula="of:=[$'interpolation parameters'.$AJ$6]" office:value-type="float" office:value="38.6157976571864" calcext:value-type="float">
            <text:p>38.6</text:p>
          </table:table-cell>
          <table:table-cell table:style-name="ce33"/>
          <table:table-cell table:style-name="ce39" table:formula="of:=[.F3]/[.$D3]" office:value-type="float" office:value="3.00304993494656" calcext:value-type="float">
            <text:p>3.00</text:p>
          </table:table-cell>
          <table:table-cell table:style-name="ce41" table:formula="of:=[.F3]/[.$E3]" office:value-type="float" office:value="1.50152496747328" calcext:value-type="float">
            <text:p>1.50</text:p>
          </table:table-cell>
          <table:table-cell table:style-name="ce44" table:formula="of:=[.G3]/[.$D3]" office:value-type="float" office:value="3.24581706690553" calcext:value-type="float">
            <text:p>3.25</text:p>
          </table:table-cell>
          <table:table-cell table:style-name="ce41" table:formula="of:=[.G3]/[.$E3]" office:value-type="float" office:value="1.62290853345276" calcext:value-type="float">
            <text:p>1.62</text:p>
          </table:table-cell>
          <table:table-cell table:style-name="ce44" table:formula="of:=[.H3]/[.$D3]" office:value-type="float" office:value="2.23252239140752" calcext:value-type="float">
            <text:p>2.23</text:p>
          </table:table-cell>
          <table:table-cell table:style-name="ce41" table:formula="of:=[.H3]/[.$E3]" office:value-type="float" office:value="1.11626119570376" calcext:value-type="float">
            <text:p>1.12</text:p>
          </table:table-cell>
          <table:table-cell table:style-name="ce44" table:formula="of:=[.I3]/[.$D3]" office:value-type="float" office:value="0.821612716110348" calcext:value-type="float">
            <text:p>0.82</text:p>
          </table:table-cell>
          <table:table-cell table:style-name="ce46" table:formula="of:=[.I3]/[.$E3]" office:value-type="float" office:value="0.410806358055174" calcext:value-type="float">
            <text:p>0.41</text:p>
          </table:table-cell>
        </table:table-row>
        <table:table-row table:style-name="ro1">
          <table:table-cell/>
          <table:table-cell table:style-name="ce22" office:value-type="string" calcext:value-type="string">
            <text:p>q10_1</text:p>
          </table:table-cell>
          <table:table-cell table:style-name="ce25" office:value-type="float" office:value="1" calcext:value-type="float">
            <text:p>1.0</text:p>
          </table:table-cell>
          <table:table-cell table:style-name="ce30" office:value-type="float" office:value="55" calcext:value-type="float">
            <text:p>55</text:p>
          </table:table-cell>
          <table:table-cell table:style-name="ce32" office:value-type="float" office:value="55" calcext:value-type="float">
            <text:p>55</text:p>
          </table:table-cell>
          <table:table-cell table:style-name="ce33" table:formula="of:=[$'interpolation parameters'.$I$15]" office:value-type="float" office:value="112.986281591085" calcext:value-type="float">
            <text:p>113.0</text:p>
          </table:table-cell>
          <table:table-cell table:style-name="ce33" table:formula="of:=[$'interpolation parameters'.$R$15]" office:value-type="float" office:value="129.381217122024" calcext:value-type="float">
            <text:p>129.4</text:p>
          </table:table-cell>
          <table:table-cell table:style-name="ce33" table:formula="of:=[$'interpolation parameters'.$AA$15]" office:value-type="float" office:value="68.1503420323122" calcext:value-type="float">
            <text:p>68.2</text:p>
          </table:table-cell>
          <table:table-cell table:style-name="ce36" table:formula="of:=[$'interpolation parameters'.$AJ$15]" office:value-type="float" office:value="39.6286189902095" calcext:value-type="float">
            <text:p>39.6</text:p>
          </table:table-cell>
          <table:table-cell table:style-name="ce33"/>
          <table:table-cell table:style-name="ce39" table:formula="of:=[.F4]/[.$D4]" office:value-type="float" office:value="2.05429602892883" calcext:value-type="float">
            <text:p>2.05</text:p>
          </table:table-cell>
          <table:table-cell table:style-name="ce41" table:formula="of:=[.F4]/[.$E4]" office:value-type="float" office:value="2.05429602892883" calcext:value-type="float">
            <text:p>2.05</text:p>
          </table:table-cell>
          <table:table-cell table:style-name="ce44" table:formula="of:=[.G4]/[.$D4]" office:value-type="float" office:value="2.35238576585498" calcext:value-type="float">
            <text:p>2.35</text:p>
          </table:table-cell>
          <table:table-cell table:style-name="ce41" table:formula="of:=[.G4]/[.$E4]" office:value-type="float" office:value="2.35238576585498" calcext:value-type="float">
            <text:p>2.35</text:p>
          </table:table-cell>
          <table:table-cell table:style-name="ce44" table:formula="of:=[.H4]/[.$D4]" office:value-type="float" office:value="1.23909712786022" calcext:value-type="float">
            <text:p>1.24</text:p>
          </table:table-cell>
          <table:table-cell table:style-name="ce41" table:formula="of:=[.H4]/[.$E4]" office:value-type="float" office:value="1.23909712786022" calcext:value-type="float">
            <text:p>1.24</text:p>
          </table:table-cell>
          <table:table-cell table:style-name="ce44" table:formula="of:=[.I4]/[.$D4]" office:value-type="float" office:value="0.720520345276536" calcext:value-type="float">
            <text:p>0.72</text:p>
          </table:table-cell>
          <table:table-cell table:style-name="ce46" table:formula="of:=[.I4]/[.$E4]" office:value-type="float" office:value="0.720520345276536" calcext:value-type="float">
            <text:p>0.72</text:p>
          </table:table-cell>
        </table:table-row>
        <table:table-row table:style-name="ro1">
          <table:table-cell/>
          <table:table-cell table:style-name="ce22" office:value-type="string" calcext:value-type="string">
            <text:p>q10_2</text:p>
          </table:table-cell>
          <table:table-cell table:style-name="ce25" office:value-type="float" office:value="1" calcext:value-type="float">
            <text:p>1.0</text:p>
          </table:table-cell>
          <table:table-cell table:style-name="ce30" office:value-type="float" office:value="24.8" calcext:value-type="float">
            <text:p>24.8</text:p>
          </table:table-cell>
          <table:table-cell table:style-name="ce32" office:value-type="float" office:value="55" calcext:value-type="float">
            <text:p>55</text:p>
          </table:table-cell>
          <table:table-cell table:style-name="ce33" table:formula="of:=[$'interpolation parameters'.$I$24]" office:value-type="float" office:value="43.001777548441" calcext:value-type="float">
            <text:p>43.0</text:p>
          </table:table-cell>
          <table:table-cell table:style-name="ce33" table:formula="of:=[$'interpolation parameters'.$R$24]" office:value-type="float" office:value="50.0318138434986" calcext:value-type="float">
            <text:p>50.0</text:p>
          </table:table-cell>
          <table:table-cell table:style-name="ce33" table:formula="of:=[$'interpolation parameters'.$AA$24]" office:value-type="float" office:value="33.9734285977286" calcext:value-type="float">
            <text:p>34.0</text:p>
          </table:table-cell>
          <table:table-cell table:style-name="ce36" table:formula="of:=[$'interpolation parameters'.$AJ$24]" office:value-type="float" office:value="13.27420252667" calcext:value-type="float">
            <text:p>13.3</text:p>
          </table:table-cell>
          <table:table-cell table:style-name="ce33"/>
          <table:table-cell table:style-name="ce39" table:formula="of:=[.F5]/[.$D5]" office:value-type="float" office:value="1.7339426430823" calcext:value-type="float">
            <text:p>1.73</text:p>
          </table:table-cell>
          <table:table-cell table:style-name="ce41" table:formula="of:=[.F5]/[.$E5]" office:value-type="float" office:value="0.781850500880746" calcext:value-type="float">
            <text:p>0.78</text:p>
          </table:table-cell>
          <table:table-cell table:style-name="ce44" table:formula="of:=[.G5]/[.$D5]" office:value-type="float" office:value="2.01741184852817" calcext:value-type="float">
            <text:p>2.02</text:p>
          </table:table-cell>
          <table:table-cell table:style-name="ce41" table:formula="of:=[.G5]/[.$E5]" office:value-type="float" office:value="0.909669342609065" calcext:value-type="float">
            <text:p>0.91</text:p>
          </table:table-cell>
          <table:table-cell table:style-name="ce44" table:formula="of:=[.H5]/[.$D5]" office:value-type="float" office:value="1.36989631442454" calcext:value-type="float">
            <text:p>1.37</text:p>
          </table:table-cell>
          <table:table-cell table:style-name="ce41" table:formula="of:=[.H5]/[.$E5]" office:value-type="float" office:value="0.617698701776884" calcext:value-type="float">
            <text:p>0.62</text:p>
          </table:table-cell>
          <table:table-cell table:style-name="ce44" table:formula="of:=[.I5]/[.$D5]" office:value-type="float" office:value="0.535250101881856" calcext:value-type="float">
            <text:p>0.54</text:p>
          </table:table-cell>
          <table:table-cell table:style-name="ce46" table:formula="of:=[.I5]/[.$E5]" office:value-type="float" office:value="0.241349136848546" calcext:value-type="float">
            <text:p>0.24</text:p>
          </table:table-cell>
        </table:table-row>
        <table:table-row table:style-name="ro1">
          <table:table-cell/>
          <table:table-cell table:style-name="ce22" office:value-type="string" calcext:value-type="string">
            <text:p>q15_1</text:p>
          </table:table-cell>
          <table:table-cell table:style-name="ce25" office:value-type="float" office:value="1.5" calcext:value-type="float">
            <text:p>1.5</text:p>
          </table:table-cell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33" table:formula="of:=[$'interpolation parameters'.$I$33]" office:value-type="float" office:value="24.4309637067014" calcext:value-type="float">
            <text:p>24.4</text:p>
          </table:table-cell>
          <table:table-cell table:style-name="ce33" table:formula="of:=[$'interpolation parameters'.$R$33]" office:value-type="float" office:value="23.5413215096285" calcext:value-type="float">
            <text:p>23.5</text:p>
          </table:table-cell>
          <table:table-cell table:style-name="ce33" table:formula="of:=[$'interpolation parameters'.$AA$33]" office:value-type="float" office:value="21.5725871787743" calcext:value-type="float">
            <text:p>21.6</text:p>
          </table:table-cell>
          <table:table-cell table:style-name="ce36" table:formula="of:=[$'interpolation parameters'.$AJ$33]" office:value-type="float" office:value="11.4527269654458" calcext:value-type="float">
            <text:p>11.5</text:p>
          </table:table-cell>
          <table:table-cell table:style-name="ce33"/>
          <table:table-cell table:style-name="ce39" table:formula="of:=[.F6]/[.$D6]" office:value-type="float" office:value="0.814365456890048" calcext:value-type="float">
            <text:p>0.81</text:p>
          </table:table-cell>
          <table:table-cell table:style-name="ce41" table:formula="of:=[.F6]/[.$E6]" office:value-type="float" office:value="0.814365456890048" calcext:value-type="float">
            <text:p>0.81</text:p>
          </table:table-cell>
          <table:table-cell table:style-name="ce44" table:formula="of:=[.G6]/[.$D6]" office:value-type="float" office:value="0.784710716987617" calcext:value-type="float">
            <text:p>0.78</text:p>
          </table:table-cell>
          <table:table-cell table:style-name="ce41" table:formula="of:=[.G6]/[.$E6]" office:value-type="float" office:value="0.784710716987617" calcext:value-type="float">
            <text:p>0.78</text:p>
          </table:table-cell>
          <table:table-cell table:style-name="ce44" table:formula="of:=[.H6]/[.$D6]" office:value-type="float" office:value="0.719086239292475" calcext:value-type="float">
            <text:p>0.72</text:p>
          </table:table-cell>
          <table:table-cell table:style-name="ce41" table:formula="of:=[.H6]/[.$E6]" office:value-type="float" office:value="0.719086239292475" calcext:value-type="float">
            <text:p>0.72</text:p>
          </table:table-cell>
          <table:table-cell table:style-name="ce44" table:formula="of:=[.I6]/[.$D6]" office:value-type="float" office:value="0.381757565514859" calcext:value-type="float">
            <text:p>0.38</text:p>
          </table:table-cell>
          <table:table-cell table:style-name="ce46" table:formula="of:=[.I6]/[.$E6]" office:value-type="float" office:value="0.381757565514859" calcext:value-type="float">
            <text:p>0.38</text:p>
          </table:table-cell>
        </table:table-row>
        <table:table-row table:style-name="ro1">
          <table:table-cell/>
          <table:table-cell table:style-name="ce22" office:value-type="string" calcext:value-type="string">
            <text:p>q15_2</text:p>
          </table:table-cell>
          <table:table-cell table:style-name="ce25" office:value-type="float" office:value="1.5" calcext:value-type="float">
            <text:p>1.5</text:p>
          </table:table-cell>
          <table:table-cell table:style-name="ce30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33" table:formula="of:=[$'interpolation parameters'.$I$42]" office:value-type="float" office:value="31.1039526628842" calcext:value-type="float">
            <text:p>31.1</text:p>
          </table:table-cell>
          <table:table-cell table:style-name="ce33" table:formula="of:=[$'interpolation parameters'.$R$42]" office:value-type="float" office:value="29.3736111053263" calcext:value-type="float">
            <text:p>29.4</text:p>
          </table:table-cell>
          <table:table-cell table:style-name="ce33" table:formula="of:=[$'interpolation parameters'.$AA$42]" office:value-type="float" office:value="21.0901461729605" calcext:value-type="float">
            <text:p>21.1</text:p>
          </table:table-cell>
          <table:table-cell table:style-name="ce36" table:formula="of:=[$'interpolation parameters'.$AJ$42]" office:value-type="float" office:value="12.5691601645332" calcext:value-type="float">
            <text:p>12.6</text:p>
          </table:table-cell>
          <table:table-cell table:style-name="ce33"/>
          <table:table-cell table:style-name="ce39" table:formula="of:=[.F7]/[.$D7]" office:value-type="float" office:value="1.6370501401518" calcext:value-type="float">
            <text:p>1.64</text:p>
          </table:table-cell>
          <table:table-cell table:style-name="ce41" table:formula="of:=[.F7]/[.$E7]" office:value-type="float" office:value="1.03679842209614" calcext:value-type="float">
            <text:p>1.04</text:p>
          </table:table-cell>
          <table:table-cell table:style-name="ce44" table:formula="of:=[.G7]/[.$D7]" office:value-type="float" office:value="1.54597953185928" calcext:value-type="float">
            <text:p>1.55</text:p>
          </table:table-cell>
          <table:table-cell table:style-name="ce41" table:formula="of:=[.G7]/[.$E7]" office:value-type="float" office:value="0.979120370177545" calcext:value-type="float">
            <text:p>0.98</text:p>
          </table:table-cell>
          <table:table-cell table:style-name="ce44" table:formula="of:=[.H7]/[.$D7]" office:value-type="float" office:value="1.11000769331371" calcext:value-type="float">
            <text:p>1.11</text:p>
          </table:table-cell>
          <table:table-cell table:style-name="ce41" table:formula="of:=[.H7]/[.$E7]" office:value-type="float" office:value="0.703004872432016" calcext:value-type="float">
            <text:p>0.70</text:p>
          </table:table-cell>
          <table:table-cell table:style-name="ce44" table:formula="of:=[.I7]/[.$D7]" office:value-type="float" office:value="0.661534745501748" calcext:value-type="float">
            <text:p>0.66</text:p>
          </table:table-cell>
          <table:table-cell table:style-name="ce46" table:formula="of:=[.I7]/[.$E7]" office:value-type="float" office:value="0.41897200548444" calcext:value-type="float">
            <text:p>0.42</text:p>
          </table:table-cell>
        </table:table-row>
        <table:table-row table:style-name="ro1">
          <table:table-cell/>
          <table:table-cell table:style-name="ce22" office:value-type="string" calcext:value-type="string">
            <text:p>q20_1</text:p>
          </table:table-cell>
          <table:table-cell table:style-name="ce25" office:value-type="float" office:value="2" calcext:value-type="float">
            <text:p>2.0</text:p>
          </table:table-cell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27" table:formula="of:=[$'interpolation parameters'.$I$51]" office:value-type="float" office:value="13.6084021477191" calcext:value-type="float">
            <text:p>13.6</text:p>
          </table:table-cell>
          <table:table-cell table:style-name="ce33" table:formula="of:=[$'interpolation parameters'.$R$51]" office:value-type="float" office:value="23.3992663886024" calcext:value-type="float">
            <text:p>23.4</text:p>
          </table:table-cell>
          <table:table-cell table:style-name="ce33" table:formula="of:=[$'interpolation parameters'.$AA$51]" office:value-type="float" office:value="16.8514973356642" calcext:value-type="float">
            <text:p>16.9</text:p>
          </table:table-cell>
          <table:table-cell table:style-name="ce36" table:formula="of:=[$'interpolation parameters'.$AJ$51]" office:value-type="float" office:value="9.45456384091058" calcext:value-type="float">
            <text:p>9.5</text:p>
          </table:table-cell>
          <table:table-cell table:style-name="ce33"/>
          <table:table-cell table:style-name="ce39" table:formula="of:=[.F8]/[.$D8]" office:value-type="float" office:value="0.453613404923969" calcext:value-type="float">
            <text:p>0.45</text:p>
          </table:table-cell>
          <table:table-cell table:style-name="ce41" table:formula="of:=[.F8]/[.$E8]" office:value-type="float" office:value="0.453613404923969" calcext:value-type="float">
            <text:p>0.45</text:p>
          </table:table-cell>
          <table:table-cell table:style-name="ce44" table:formula="of:=[.G8]/[.$D8]" office:value-type="float" office:value="0.779975546286747" calcext:value-type="float">
            <text:p>0.78</text:p>
          </table:table-cell>
          <table:table-cell table:style-name="ce41" table:formula="of:=[.G8]/[.$E8]" office:value-type="float" office:value="0.779975546286747" calcext:value-type="float">
            <text:p>0.78</text:p>
          </table:table-cell>
          <table:table-cell table:style-name="ce44" table:formula="of:=[.H8]/[.$D8]" office:value-type="float" office:value="0.561716577855472" calcext:value-type="float">
            <text:p>0.56</text:p>
          </table:table-cell>
          <table:table-cell table:style-name="ce41" table:formula="of:=[.H8]/[.$E8]" office:value-type="float" office:value="0.561716577855472" calcext:value-type="float">
            <text:p>0.56</text:p>
          </table:table-cell>
          <table:table-cell table:style-name="ce44" table:formula="of:=[.I8]/[.$D8]" office:value-type="float" office:value="0.315152128030353" calcext:value-type="float">
            <text:p>0.32</text:p>
          </table:table-cell>
          <table:table-cell table:style-name="ce46" table:formula="of:=[.I8]/[.$E8]" office:value-type="float" office:value="0.315152128030353" calcext:value-type="float">
            <text:p>0.32</text:p>
          </table:table-cell>
        </table:table-row>
        <table:table-row table:style-name="ro1">
          <table:table-cell/>
          <table:table-cell table:style-name="ce23" office:value-type="string" calcext:value-type="string">
            <text:p>q20_2</text:p>
          </table:table-cell>
          <table:table-cell table:style-name="ce26" office:value-type="float" office:value="2" calcext:value-type="float">
            <text:p>2.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0" calcext:value-type="float">
            <text:p>30</text:p>
          </table:table-cell>
          <table:table-cell table:style-name="ce34" table:formula="of:=[$'interpolation parameters'.$I$60]" office:value-type="float" office:value="25.3789357311921" calcext:value-type="float">
            <text:p>25.4</text:p>
          </table:table-cell>
          <table:table-cell table:style-name="ce34" table:formula="of:=[$'interpolation parameters'.$R$60]" office:value-type="float" office:value="21.9804803996252" calcext:value-type="float">
            <text:p>22.0</text:p>
          </table:table-cell>
          <table:table-cell table:style-name="ce34" table:formula="of:=[$'interpolation parameters'.$AA$60]" office:value-type="float" office:value="13.3872614279151" calcext:value-type="float">
            <text:p>13.4</text:p>
          </table:table-cell>
          <table:table-cell table:style-name="ce37" table:formula="of:=[$'interpolation parameters'.$AJ$60]" office:value-type="float" office:value="9.79729196660274" calcext:value-type="float">
            <text:p>9.8</text:p>
          </table:table-cell>
          <table:table-cell table:style-name="ce33"/>
          <table:table-cell table:style-name="ce40" table:formula="of:=[.F9]/[.$D9]" office:value-type="float" office:value="1.69192904874614" calcext:value-type="float">
            <text:p>1.69</text:p>
          </table:table-cell>
          <table:table-cell table:style-name="ce42" table:formula="of:=[.F9]/[.$E9]" office:value-type="float" office:value="0.845964524373071" calcext:value-type="float">
            <text:p>0.85</text:p>
          </table:table-cell>
          <table:table-cell table:style-name="ce45" table:formula="of:=[.G9]/[.$D9]" office:value-type="float" office:value="1.46536535997502" calcext:value-type="float">
            <text:p>1.47</text:p>
          </table:table-cell>
          <table:table-cell table:style-name="ce42" table:formula="of:=[.G9]/[.$E9]" office:value-type="float" office:value="0.732682679987508" calcext:value-type="float">
            <text:p>0.73</text:p>
          </table:table-cell>
          <table:table-cell table:style-name="ce45" table:formula="of:=[.H9]/[.$D9]" office:value-type="float" office:value="0.892484095194337" calcext:value-type="float">
            <text:p>0.89</text:p>
          </table:table-cell>
          <table:table-cell table:style-name="ce42" table:formula="of:=[.H9]/[.$E9]" office:value-type="float" office:value="0.446242047597168" calcext:value-type="float">
            <text:p>0.45</text:p>
          </table:table-cell>
          <table:table-cell table:style-name="ce45" table:formula="of:=[.I9]/[.$D9]" office:value-type="float" office:value="0.653152797773516" calcext:value-type="float">
            <text:p>0.65</text:p>
          </table:table-cell>
          <table:table-cell table:style-name="ce47" table:formula="of:=[.I9]/[.$E9]" office:value-type="float" office:value="0.326576398886758" calcext:value-type="float">
            <text:p>0.3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27" office:value-type="string" calcext:value-type="string">
            <text:p>std(b)=inf</text:p>
          </table:table-cell>
          <table:table-cell table:number-columns-repeated="7"/>
          <table:table-cell office:value-type="string" calcext:value-type="string">
            <text:p>Tau/Trun ratio less than 1 should be considered with caution 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Finest time discretization releases</text:p>
          </table:table-cell>
          <table:table-cell table:number-columns-repeated="16"/>
        </table:table-row>
        <table:table-row table:style-name="ro1">
          <table:table-cell/>
          <table:table-cell table:formula="of:=[.B2]" office:value-type="string" office:string-value="run" calcext:value-type="string">
            <text:p>run</text:p>
          </table:table-cell>
          <table:table-cell table:formula="of:=[.C2]" office:value-type="string" office:string-value="Q [l/s]" calcext:value-type="string">
            <text:p>Q [l/s]</text:p>
          </table:table-cell>
          <table:table-cell table:formula="of:=[.D2]" office:value-type="string" office:string-value="Trun [min]" calcext:value-type="string">
            <text:p>Trun [min]</text:p>
          </table:table-cell>
          <table:table-cell table:formula="of:=[.E2]" office:value-type="string" office:string-value="Txnr [min]" calcext:value-type="string">
            <text:p>Txnr [min]</text:p>
          </table:table-cell>
          <table:table-cell table:formula="of:=[.F2]" office:value-type="string" office:string-value="Tau-dep" calcext:value-type="string">
            <text:p>Tau-dep</text:p>
          </table:table-cell>
          <table:table-cell table:formula="of:=[.G2]" office:value-type="string" office:string-value="Tau-sco" calcext:value-type="string">
            <text:p>Tau-sco</text:p>
          </table:table-cell>
          <table:table-cell table:formula="of:=[.H2]" office:value-type="string" office:string-value="Tau_actA" calcext:value-type="string">
            <text:p>Tau_actA</text:p>
          </table:table-cell>
          <table:table-cell table:formula="of:=[.I2]" office:value-type="string" office:string-value="Tau_act_T" calcext:value-type="string">
            <text:p>Tau_act_T</text:p>
          </table:table-cell>
          <table:table-cell office:value-type="string" calcext:value-type="string">
            <text:p>Tau_dep/Txnr</text:p>
          </table:table-cell>
          <table:table-cell office:value-type="string" calcext:value-type="string">
            <text:p>Tau_sco/Txnr</text:p>
          </table:table-cell>
          <table:table-cell office:value-type="string" calcext:value-type="string">
            <text:p>Tau_actA/Txnr</text:p>
          </table:table-cell>
          <table:table-cell office:value-type="string" calcext:value-type="string">
            <text:p>Tau_actT/Txnr</text:p>
          </table:table-cell>
          <table:table-cell table:number-columns-repeated="5"/>
        </table:table-row>
        <table:table-row table:style-name="ro1">
          <table:table-cell/>
          <table:table-cell table:formula="of:=[.B3]" office:value-type="string" office:string-value="q07_1" calcext:value-type="string">
            <text:p>q07_1</text:p>
          </table:table-cell>
          <table:table-cell table:style-name="ce28" table:formula="of:=[.C3]" office:value-type="float" office:value="0.7" calcext:value-type="float">
            <text:p>0.7</text:p>
          </table:table-cell>
          <table:table-cell table:formula="of:=[.D3]" office:value-type="float" office:value="47" calcext:value-type="float">
            <text:p>47</text:p>
          </table:table-cell>
          <table:table-cell table:formula="of:=[.E3]" office:value-type="float" office:value="94" calcext:value-type="float">
            <text:p>94</text:p>
          </table:table-cell>
          <table:table-cell table:style-name="ce76" table:formula="of:=[.F3]" office:value-type="float" office:value="141.143346942488" calcext:value-type="float">
            <text:p>141.14</text:p>
          </table:table-cell>
          <table:table-cell table:style-name="ce76" table:formula="of:=[.G3]" office:value-type="float" office:value="152.55340214456" calcext:value-type="float">
            <text:p>152.55</text:p>
          </table:table-cell>
          <table:table-cell table:style-name="ce76" table:formula="of:=[.H3]" office:value-type="float" office:value="104.928552396153" calcext:value-type="float">
            <text:p>104.93</text:p>
          </table:table-cell>
          <table:table-cell table:style-name="ce76" table:formula="of:=[.I3]" office:value-type="float" office:value="38.6157976571864" calcext:value-type="float">
            <text:p>38.62</text:p>
          </table:table-cell>
          <table:table-cell table:style-name="ce76" table:formula="of:=[.F18]/[.$E18]" office:value-type="float" office:value="1.50152496747328" calcext:value-type="float">
            <text:p>1.50</text:p>
          </table:table-cell>
          <table:table-cell table:style-name="ce76" table:formula="of:=[.G18]/[.$E18]" office:value-type="float" office:value="1.62290853345277" calcext:value-type="float">
            <text:p>1.62</text:p>
          </table:table-cell>
          <table:table-cell table:style-name="ce76" table:formula="of:=[.H18]/[.$E18]" office:value-type="float" office:value="1.11626119570376" calcext:value-type="float">
            <text:p>1.12</text:p>
          </table:table-cell>
          <table:table-cell table:style-name="ce76" table:formula="of:=[.I18]/[.$E18]" office:value-type="float" office:value="0.410806358055174" calcext:value-type="float">
            <text:p>0.41</text:p>
          </table:table-cell>
          <table:table-cell table:number-columns-repeated="5"/>
        </table:table-row>
        <table:table-row table:style-name="ro1">
          <table:table-cell/>
          <table:table-cell table:formula="of:=[.B5]" office:value-type="string" office:string-value="q10_2" calcext:value-type="string">
            <text:p>q10_2</text:p>
          </table:table-cell>
          <table:table-cell table:style-name="ce28" table:formula="of:=[.C5]" office:value-type="float" office:value="1" calcext:value-type="float">
            <text:p>1.0</text:p>
          </table:table-cell>
          <table:table-cell table:formula="of:=[.D5]" office:value-type="float" office:value="24.8" calcext:value-type="float">
            <text:p>24.8</text:p>
          </table:table-cell>
          <table:table-cell table:formula="of:=[.E5]" office:value-type="float" office:value="55" calcext:value-type="float">
            <text:p>55</text:p>
          </table:table-cell>
          <table:table-cell table:style-name="ce76" table:formula="of:=[.F5]" office:value-type="float" office:value="43.001777548441" calcext:value-type="float">
            <text:p>43.00</text:p>
          </table:table-cell>
          <table:table-cell table:style-name="ce76" table:formula="of:=[.G5]" office:value-type="float" office:value="50.0318138434986" calcext:value-type="float">
            <text:p>50.03</text:p>
          </table:table-cell>
          <table:table-cell table:style-name="ce76" table:formula="of:=[.H5]" office:value-type="float" office:value="33.9734285977286" calcext:value-type="float">
            <text:p>33.97</text:p>
          </table:table-cell>
          <table:table-cell table:style-name="ce76" table:formula="of:=[.I5]" office:value-type="float" office:value="13.27420252667" calcext:value-type="float">
            <text:p>13.27</text:p>
          </table:table-cell>
          <table:table-cell table:style-name="ce76" table:formula="of:=[.F19]/[.$E19]" office:value-type="float" office:value="0.781850500880745" calcext:value-type="float">
            <text:p>0.78</text:p>
          </table:table-cell>
          <table:table-cell table:style-name="ce76" table:formula="of:=[.G19]/[.$E19]" office:value-type="float" office:value="0.909669342609065" calcext:value-type="float">
            <text:p>0.91</text:p>
          </table:table-cell>
          <table:table-cell table:style-name="ce76" table:formula="of:=[.H19]/[.$E19]" office:value-type="float" office:value="0.617698701776884" calcext:value-type="float">
            <text:p>0.62</text:p>
          </table:table-cell>
          <table:table-cell table:style-name="ce76" table:formula="of:=[.I19]/[.$E19]" office:value-type="float" office:value="0.241349136848545" calcext:value-type="float">
            <text:p>0.24</text:p>
          </table:table-cell>
          <table:table-cell table:number-columns-repeated="5"/>
        </table:table-row>
        <table:table-row table:style-name="ro1">
          <table:table-cell/>
          <table:table-cell table:formula="of:=[.B7]" office:value-type="string" office:string-value="q15_2" calcext:value-type="string">
            <text:p>q15_2</text:p>
          </table:table-cell>
          <table:table-cell table:style-name="ce28" table:formula="of:=[.C7]" office:value-type="float" office:value="1.5" calcext:value-type="float">
            <text:p>1.5</text:p>
          </table:table-cell>
          <table:table-cell table:formula="of:=[.D7]" office:value-type="float" office:value="19" calcext:value-type="float">
            <text:p>19</text:p>
          </table:table-cell>
          <table:table-cell table:formula="of:=[.E7]" office:value-type="float" office:value="30" calcext:value-type="float">
            <text:p>30</text:p>
          </table:table-cell>
          <table:table-cell table:style-name="ce76" table:formula="of:=[.F7]" office:value-type="float" office:value="31.1039526628842" calcext:value-type="float">
            <text:p>31.10</text:p>
          </table:table-cell>
          <table:table-cell table:style-name="ce76" table:formula="of:=[.G7]" office:value-type="float" office:value="29.3736111053263" calcext:value-type="float">
            <text:p>29.37</text:p>
          </table:table-cell>
          <table:table-cell table:style-name="ce76" table:formula="of:=[.H7]" office:value-type="float" office:value="21.0901461729605" calcext:value-type="float">
            <text:p>21.09</text:p>
          </table:table-cell>
          <table:table-cell table:style-name="ce76" table:formula="of:=[.I7]" office:value-type="float" office:value="12.5691601645332" calcext:value-type="float">
            <text:p>12.57</text:p>
          </table:table-cell>
          <table:table-cell table:style-name="ce76" table:formula="of:=[.F20]/[.$E20]" office:value-type="float" office:value="1.03679842209614" calcext:value-type="float">
            <text:p>1.04</text:p>
          </table:table-cell>
          <table:table-cell table:style-name="ce76" table:formula="of:=[.G20]/[.$E20]" office:value-type="float" office:value="0.979120370177543" calcext:value-type="float">
            <text:p>0.98</text:p>
          </table:table-cell>
          <table:table-cell table:style-name="ce76" table:formula="of:=[.H20]/[.$E20]" office:value-type="float" office:value="0.703004872432017" calcext:value-type="float">
            <text:p>0.70</text:p>
          </table:table-cell>
          <table:table-cell table:style-name="ce76" table:formula="of:=[.I20]/[.$E20]" office:value-type="float" office:value="0.41897200548444" calcext:value-type="float">
            <text:p>0.42</text:p>
          </table:table-cell>
          <table:table-cell table:number-columns-repeated="5"/>
        </table:table-row>
        <table:table-row table:style-name="ro1">
          <table:table-cell/>
          <table:table-cell table:formula="of:=[.B9]" office:value-type="string" office:string-value="q20_2" calcext:value-type="string">
            <text:p>q20_2</text:p>
          </table:table-cell>
          <table:table-cell table:style-name="ce28" table:formula="of:=[.C9]" office:value-type="float" office:value="2" calcext:value-type="float">
            <text:p>2.0</text:p>
          </table:table-cell>
          <table:table-cell table:formula="of:=[.D9]" office:value-type="float" office:value="15" calcext:value-type="float">
            <text:p>15</text:p>
          </table:table-cell>
          <table:table-cell table:formula="of:=[.E9]" office:value-type="float" office:value="30" calcext:value-type="float">
            <text:p>30</text:p>
          </table:table-cell>
          <table:table-cell table:style-name="ce76" table:formula="of:=[.F9]" office:value-type="float" office:value="25.3789357311921" calcext:value-type="float">
            <text:p>25.38</text:p>
          </table:table-cell>
          <table:table-cell table:style-name="ce76" table:formula="of:=[.G9]" office:value-type="float" office:value="21.9804803996252" calcext:value-type="float">
            <text:p>21.98</text:p>
          </table:table-cell>
          <table:table-cell table:style-name="ce76" table:formula="of:=[.H9]" office:value-type="float" office:value="13.3872614279151" calcext:value-type="float">
            <text:p>13.39</text:p>
          </table:table-cell>
          <table:table-cell table:style-name="ce76" table:formula="of:=[.I9]" office:value-type="float" office:value="9.79729196660274" calcext:value-type="float">
            <text:p>9.80</text:p>
          </table:table-cell>
          <table:table-cell table:style-name="ce76" table:formula="of:=[.F21]/[.$E21]" office:value-type="float" office:value="0.84596452437307" calcext:value-type="float">
            <text:p>0.85</text:p>
          </table:table-cell>
          <table:table-cell table:style-name="ce76" table:formula="of:=[.G21]/[.$E21]" office:value-type="float" office:value="0.732682679987507" calcext:value-type="float">
            <text:p>0.73</text:p>
          </table:table-cell>
          <table:table-cell table:style-name="ce76" table:formula="of:=[.H21]/[.$E21]" office:value-type="float" office:value="0.44624204759717" calcext:value-type="float">
            <text:p>0.45</text:p>
          </table:table-cell>
          <table:table-cell table:style-name="ce76" table:formula="of:=[.I21]/[.$E21]" office:value-type="float" office:value="0.326576398886758" calcext:value-type="float">
            <text:p>0.33</text:p>
          </table:table-cell>
          <table:table-cell table:number-columns-repeated="5"/>
        </table:table-row>
        <calcext:conditional-formats>
          <calcext:conditional-format calcext:target-range-address="'data analysis'.K3:'data analysis'.K9 'data analysis'.M3:'data analysis'.M9 'data analysis'.O3:'data analysis'.O9 'data analysis'.Q3:'data analysis'.Q9">
            <calcext:condition calcext:apply-style-name="Bad" calcext:value="&lt;1" calcext:base-cell-address="'data analysis'.K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49:13.538549703</meta:creation-date>
    <dc:date>2022-06-27T09:42:50.838122627</dc:date>
    <meta:editing-duration>P4DT20H45M25S</meta:editing-duration>
    <meta:editing-cycles>15</meta:editing-cycles>
    <meta:generator>LibreOffice/7.3.4.2$Linux_X86_64 LibreOffice_project/30$Build-2</meta:generator>
    <meta:document-statistic meta:table-count="2" meta:cell-count="112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2.927cm" svg:y="0.185cm" style:legend-expansion="wide" chart:style-name="ch2"/>
        <chart:plot-area chart:style-name="ch3" table:cell-range-address="'data analysis'.C18:'data analysis'.C21 'data analysis'.F17:'data analysis'.I21" chart:data-source-has-labels="row" svg:x="1.331cm" svg:y="0.963cm" svg:width="14.349cm" svg:height="6.876cm">
          <chart:coordinate-region svg:x="2.614cm" svg:y="1.162cm" svg:width="12.826cm" svg:height="6.03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12cm" chart:style-name="ch7">
              <text:p>Tau [min]</text:p>
            </chart:title>
            <chart:grid chart:style-name="ch8" chart:class="major"/>
          </chart:axis>
          <chart:series chart:style-name="ch9" chart:values-cell-range-address="'data analysis'.F18:'data analysis'.F21" chart:label-cell-address="'data analysis'.F17:'data analysis'.F17" chart:class="chart:scatter">
            <chart:domain table:cell-range-address="'data analysis'.C18:'data analysis'.C21"/>
            <chart:data-point chart:repeated="4"/>
          </chart:series>
          <chart:series chart:style-name="ch10" chart:values-cell-range-address="'data analysis'.G18:'data analysis'.G21" chart:label-cell-address="'data analysis'.G17:'data analysis'.G17" chart:class="chart:scatter">
            <chart:data-point chart:repeated="4"/>
          </chart:series>
          <chart:series chart:style-name="ch11" chart:values-cell-range-address="'data analysis'.H18:'data analysis'.H21" chart:label-cell-address="'data analysis'.H17:'data analysis'.H17" chart:class="chart:scatter">
            <chart:data-point chart:repeated="4"/>
          </chart:series>
          <chart:series chart:style-name="ch12" chart:values-cell-range-address="'data analysis'.I18:'data analysis'.I21" chart:label-cell-address="'data analysis'.I17:'data analysis'.I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u-dep</text:p>
                <draw:g>
                  <svg:desc>'data analysis'.F17:'data analysis'.F17</svg:desc>
                </draw:g>
              </table:table-cell>
              <table:table-cell office:value-type="string">
                <text:p>Tau-sco</text:p>
                <draw:g>
                  <svg:desc>'data analysis'.G17:'data analysis'.G17</svg:desc>
                </draw:g>
              </table:table-cell>
              <table:table-cell office:value-type="string">
                <text:p>Tau_actA</text:p>
                <draw:g>
                  <svg:desc>'data analysis'.H17:'data analysis'.H17</svg:desc>
                </draw:g>
              </table:table-cell>
              <table:table-cell office:value-type="string">
                <text:p>Tau_act_T</text:p>
                <draw:g>
                  <svg:desc>'data analysis'.I17:'data analysis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data analysis'.C18:'data analysis'.C21</svg:desc>
                </draw:g>
              </table:table-cell>
              <table:table-cell office:value-type="float" office:value="141.143346942488">
                <text:p>141.143346942488</text:p>
                <draw:g>
                  <svg:desc>'data analysis'.F18:'data analysis'.F21</svg:desc>
                </draw:g>
              </table:table-cell>
              <table:table-cell office:value-type="float" office:value="152.55340214456">
                <text:p>152.55340214456</text:p>
                <draw:g>
                  <svg:desc>'data analysis'.G18:'data analysis'.G21</svg:desc>
                </draw:g>
              </table:table-cell>
              <table:table-cell office:value-type="float" office:value="104.928552396153">
                <text:p>104.928552396153</text:p>
                <draw:g>
                  <svg:desc>'data analysis'.H18:'data analysis'.H21</svg:desc>
                </draw:g>
              </table:table-cell>
              <table:table-cell office:value-type="float" office:value="38.6157976571864">
                <text:p>38.6157976571864</text:p>
                <draw:g>
                  <svg:desc>'data analysis'.I18:'data analysis'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3.001777548441">
                <text:p>43.001777548441</text:p>
              </table:table-cell>
              <table:table-cell office:value-type="float" office:value="50.0318138434986">
                <text:p>50.0318138434986</text:p>
              </table:table-cell>
              <table:table-cell office:value-type="float" office:value="33.9734285977286">
                <text:p>33.9734285977286</text:p>
              </table:table-cell>
              <table:table-cell office:value-type="float" office:value="13.27420252667">
                <text:p>13.27420252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1.1039526628842">
                <text:p>31.1039526628842</text:p>
              </table:table-cell>
              <table:table-cell office:value-type="float" office:value="29.3736111053263">
                <text:p>29.3736111053263</text:p>
              </table:table-cell>
              <table:table-cell office:value-type="float" office:value="21.0901461729605">
                <text:p>21.0901461729605</text:p>
              </table:table-cell>
              <table:table-cell office:value-type="float" office:value="12.5691601645332">
                <text:p>12.569160164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5.3789357311921">
                <text:p>25.3789357311921</text:p>
              </table:table-cell>
              <table:table-cell office:value-type="float" office:value="21.9804803996252">
                <text:p>21.9804803996252</text:p>
              </table:table-cell>
              <table:table-cell office:value-type="float" office:value="13.3872614279151">
                <text:p>13.3872614279151</text:p>
              </table:table-cell>
              <table:table-cell office:value-type="float" office:value="9.79729196660274">
                <text:p>9.79729196660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2/content.xml><?xml version="1.0" encoding="utf-8"?>
<math xmlns="http://www.w3.org/1998/Math/MathML" display="block">
  <semantics>
    <mrow>
      <mi>y</mi>
      <mo stretchy="false">=</mo>
      <mrow>
        <mi>A</mi>
        <mo stretchy="false">∗</mo>
        <mrow>
          <mo fence="true" form="prefix" stretchy="false">(</mo>
          <mrow>
            <mrow>
              <mn>1</mn>
              <mo stretchy="false">−</mo>
              <msup>
                <mi>e</mi>
                <mfrac bevelled="true">
                  <mrow>
                    <mo stretchy="false">−</mo>
                    <mi>t</mi>
                  </mrow>
                  <mi>τ</mi>
                </mfrac>
              </msup>
            </mrow>
          </mrow>
          <mo fence="true" form="postfix" stretchy="false">)</mo>
        </mrow>
      </mrow>
    </mrow>
    <annotation encoding="StarMath 5.0">y = A*(1- e^{- {t} wideslash { %tau } }  )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1.353cm" svg:y="0.185cm" style:legend-expansion="wide" chart:style-name="ch2"/>
        <chart:plot-area chart:style-name="ch3" table:cell-range-address="'data analysis'.C18:'data analysis'.C21 'data analysis'.J17:'data analysis'.M21" chart:data-source-has-labels="row" svg:x="1.331cm" svg:y="0.963cm" svg:width="14.349cm" svg:height="6.876cm">
          <chart:coordinate-region svg:x="2.243cm" svg:y="1.162cm" svg:width="13.197cm" svg:height="6.03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133cm" chart:style-name="ch7">
              <text:p>Tau/Txnr </text:p>
            </chart:title>
            <chart:grid chart:style-name="ch8" chart:class="major"/>
          </chart:axis>
          <chart:series chart:style-name="ch9" chart:values-cell-range-address="'data analysis'.J18:'data analysis'.J21" chart:label-cell-address="'data analysis'.J17:'data analysis'.J17" chart:class="chart:scatter">
            <chart:domain table:cell-range-address="'data analysis'.C18:'data analysis'.C21"/>
            <chart:data-point chart:repeated="4"/>
          </chart:series>
          <chart:series chart:style-name="ch10" chart:values-cell-range-address="'data analysis'.K18:'data analysis'.K21" chart:label-cell-address="'data analysis'.K17:'data analysis'.K17" chart:class="chart:scatter">
            <chart:data-point chart:repeated="4"/>
          </chart:series>
          <chart:series chart:style-name="ch11" chart:values-cell-range-address="'data analysis'.L18:'data analysis'.L21" chart:label-cell-address="'data analysis'.L17:'data analysis'.L17" chart:class="chart:scatter">
            <chart:data-point chart:repeated="4"/>
          </chart:series>
          <chart:series chart:style-name="ch12" chart:values-cell-range-address="'data analysis'.M18:'data analysis'.M21" chart:label-cell-address="'data analysis'.M17:'data analysis'.M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u_dep/Txnr</text:p>
                <draw:g>
                  <svg:desc>'data analysis'.J17:'data analysis'.J17</svg:desc>
                </draw:g>
              </table:table-cell>
              <table:table-cell office:value-type="string">
                <text:p>Tau_sco/Txnr</text:p>
                <draw:g>
                  <svg:desc>'data analysis'.K17:'data analysis'.K17</svg:desc>
                </draw:g>
              </table:table-cell>
              <table:table-cell office:value-type="string">
                <text:p>Tau_actA/Txnr</text:p>
                <draw:g>
                  <svg:desc>'data analysis'.L17:'data analysis'.L17</svg:desc>
                </draw:g>
              </table:table-cell>
              <table:table-cell office:value-type="string">
                <text:p>Tau_actT/Txnr</text:p>
                <draw:g>
                  <svg:desc>'data analysis'.M17:'data analysis'.M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data analysis'.C18:'data analysis'.C21</svg:desc>
                </draw:g>
              </table:table-cell>
              <table:table-cell office:value-type="float" office:value="1.50152496747328">
                <text:p>1.50152496747328</text:p>
                <draw:g>
                  <svg:desc>'data analysis'.J18:'data analysis'.J21</svg:desc>
                </draw:g>
              </table:table-cell>
              <table:table-cell office:value-type="float" office:value="1.62290853345277">
                <text:p>1.62290853345277</text:p>
                <draw:g>
                  <svg:desc>'data analysis'.K18:'data analysis'.K21</svg:desc>
                </draw:g>
              </table:table-cell>
              <table:table-cell office:value-type="float" office:value="1.11626119570376">
                <text:p>1.11626119570376</text:p>
                <draw:g>
                  <svg:desc>'data analysis'.L18:'data analysis'.L21</svg:desc>
                </draw:g>
              </table:table-cell>
              <table:table-cell office:value-type="float" office:value="0.410806358055174">
                <text:p>0.410806358055174</text:p>
                <draw:g>
                  <svg:desc>'data analysis'.M18:'data analysis'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81850500880745">
                <text:p>0.781850500880745</text:p>
              </table:table-cell>
              <table:table-cell office:value-type="float" office:value="0.909669342609065">
                <text:p>0.909669342609065</text:p>
              </table:table-cell>
              <table:table-cell office:value-type="float" office:value="0.617698701776884">
                <text:p>0.617698701776884</text:p>
              </table:table-cell>
              <table:table-cell office:value-type="float" office:value="0.241349136848545">
                <text:p>0.241349136848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03679842209614">
                <text:p>1.03679842209614</text:p>
              </table:table-cell>
              <table:table-cell office:value-type="float" office:value="0.979120370177543">
                <text:p>0.979120370177543</text:p>
              </table:table-cell>
              <table:table-cell office:value-type="float" office:value="0.703004872432017">
                <text:p>0.703004872432017</text:p>
              </table:table-cell>
              <table:table-cell office:value-type="float" office:value="0.41897200548444">
                <text:p>0.4189720054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4596452437307">
                <text:p>0.84596452437307</text:p>
              </table:table-cell>
              <table:table-cell office:value-type="float" office:value="0.732682679987507">
                <text:p>0.732682679987507</text:p>
              </table:table-cell>
              <table:table-cell office:value-type="float" office:value="0.44624204759717">
                <text:p>0.44624204759717</text:p>
              </table:table-cell>
              <table:table-cell office:value-type="float" office:value="0.326576398886758">
                <text:p>0.3265763988867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